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automatic-styles>
    <style:style style:name="_31_._5f_Installatie_5f_voorbereiden" style:display-name="1._Installatie_voorbereid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1_._5f_Installatie_5f_voorbereiden.A" style:display-name="1._Installatie_voorbereiden.A" style:family="table-column">
      <style:table-column-properties style:column-width="0.4cm"/>
    </style:style>
    <style:style style:name="_31_._5f_Installatie_5f_voorbereiden.B" style:display-name="1._Installatie_voorbereiden.B" style:family="table-column">
      <style:table-column-properties style:column-width="0.6cm"/>
    </style:style>
    <style:style style:name="_31_._5f_Installatie_5f_voorbereiden.D" style:display-name="1._Installatie_voorbereiden.D" style:family="table-column">
      <style:table-column-properties style:column-width="15.401cm"/>
    </style:style>
    <style:style style:name="_31_._5f_Installatie_5f_voorbereiden.A1" style:display-name="1._Installatie_voorbereiden.A1" style:family="table-cell">
      <style:table-cell-properties style:vertical-align="middle" fo:padding="0.019cm" fo:border="none"/>
    </style:style>
    <style:style style:name="_31_._5f_Installatie_5f_voorbereiden.D1" style:display-name="1._Installatie_voorbereiden.D1" style:family="table-cell">
      <style:table-cell-properties fo:padding="0.019cm" fo:border="none"/>
    </style:style>
    <style:style style:name="_31_._5f_Installatie_5f_voorbereiden.D2" style:display-name="1._Installatie_voorbereiden.D2" style:family="table-cell">
      <style:table-cell-properties fo:padding="0.019cm" fo:border="none"/>
    </style:style>
    <style:style style:name="_31_._5f_Installatie_5f_voorbereiden.D3" style:display-name="1._Installatie_voorbereiden.D3" style:family="table-cell">
      <style:table-cell-properties fo:padding="0.019cm" fo:border="none"/>
    </style:style>
    <style:style style:name="_31_._5f_Installatie_5f_voorbereiden.D4" style:display-name="1._Installatie_voorbereiden.D4" style:family="table-cell">
      <style:table-cell-properties fo:padding="0.019cm" fo:border="none"/>
    </style:style>
    <style:style style:name="_31_._5f_Installatie_5f_voorbereiden.D5" style:display-name="1._Installatie_voorbereiden.D5" style:family="table-cell">
      <style:table-cell-properties fo:padding="0.019cm" fo:border="none"/>
    </style:style>
    <style:style style:name="_31_._5f_Installatie_5f_voorbereiden.D6" style:display-name="1._Installatie_voorbereiden.D6" style:family="table-cell">
      <style:table-cell-properties fo:padding="0.019cm" fo:border="none"/>
    </style:style>
    <style:style style:name="_31_._5f_Installatie_5f_voorbereiden.D7" style:display-name="1._Installatie_voorbereiden.D7" style:family="table-cell">
      <style:table-cell-properties fo:padding="0.019cm" fo:border="none"/>
    </style:style>
    <style:style style:name="_31_._5f_Installatie_5f_voorbereiden.D8" style:display-name="1._Installatie_voorbereiden.D8" style:family="table-cell">
      <style:table-cell-properties fo:padding="0.019cm" fo:border="none"/>
    </style:style>
    <style:style style:name="_31_._5f_Installatie_5f_voorbereiden.D9" style:display-name="1._Installatie_voorbereiden.D9" style:family="table-cell">
      <style:table-cell-properties fo:padding="0.019cm" fo:border="none"/>
    </style:style>
    <style:style style:name="_31_._5f_Installatie_5f_voorbereiden.D10" style:display-name="1._Installatie_voorbereiden.D10" style:family="table-cell">
      <style:table-cell-properties fo:padding="0.019cm" fo:border="none"/>
    </style:style>
    <style:style style:name="_31_._5f_Installatie_5f_voorbereiden.D11" style:display-name="1._Installatie_voorbereiden.D11" style:family="table-cell">
      <style:table-cell-properties fo:padding="0.019cm" fo:border="none"/>
    </style:style>
    <style:style style:name="_31_._5f_Installatie_5f_voorbereiden.D12" style:display-name="1._Installatie_voorbereiden.D12" style:family="table-cell">
      <style:table-cell-properties fo:padding="0.019cm" fo:border="none"/>
    </style:style>
    <style:style style:name="_31_._5f_Installatie_5f_voorbereiden.D13" style:display-name="1._Installatie_voorbereiden.D13" style:family="table-cell">
      <style:table-cell-properties fo:padding="0.019cm" fo:border="none"/>
    </style:style>
    <style:style style:name="_32_._5f_Installatie_5f_uitvoeren" style:display-name="2._Installatie_uitvoeren" style:family="table">
      <style:table-properties style:width="17cm" fo:margin-left="0cm" table:align="left" fo:background-color="transparent" style:writing-mode="lr-tb">
        <style:background-image/>
      </style:table-properties>
    </style:style>
    <style:style style:name="_32_._5f_Installatie_5f_uitvoeren.A" style:display-name="2._Installatie_uitvoeren.A" style:family="table-column">
      <style:table-column-properties style:column-width="0.4cm"/>
    </style:style>
    <style:style style:name="_32_._5f_Installatie_5f_uitvoeren.B" style:display-name="2._Installatie_uitvoeren.B" style:family="table-column">
      <style:table-column-properties style:column-width="0.6cm"/>
    </style:style>
    <style:style style:name="_32_._5f_Installatie_5f_uitvoeren.C" style:display-name="2._Installatie_uitvoeren.C" style:family="table-column">
      <style:table-column-properties style:column-width="16cm"/>
    </style:style>
    <style:style style:name="_32_._5f_Installatie_5f_uitvoeren.A1" style:display-name="2._Installatie_uitvoeren.A1" style:family="table-cell">
      <style:table-cell-properties style:vertical-align="middle" fo:padding="0.019cm" fo:border="none"/>
    </style:style>
    <style:style style:name="_32_._5f_Installatie_5f_uitvoeren.C1" style:display-name="2._Installatie_uitvoeren.C1" style:family="table-cell">
      <style:table-cell-properties fo:padding="0.019cm" fo:border="none"/>
    </style:style>
    <style:style style:name="_32_._5f_Installatie_5f_uitvoeren.C2" style:display-name="2._Installatie_uitvoeren.C2" style:family="table-cell">
      <style:table-cell-properties fo:padding="0.019cm" fo:border="none"/>
    </style:style>
    <style:style style:name="_32_._5f_Installatie_5f_uitvoeren.C3" style:display-name="2._Installatie_uitvoeren.C3" style:family="table-cell">
      <style:table-cell-properties fo:padding="0.019cm" fo:border="none"/>
    </style:style>
    <style:style style:name="_32_._5f_Installatie_5f_uitvoeren.C4" style:display-name="2._Installatie_uitvoeren.C4" style:family="table-cell">
      <style:table-cell-properties fo:padding="0.019cm" fo:border="none"/>
    </style:style>
    <style:style style:name="_32_._5f_Installatie_5f_uitvoeren.C5" style:display-name="2._Installatie_uitvoeren.C5" style:family="table-cell">
      <style:table-cell-properties fo:padding="0.019cm" fo:border="none"/>
    </style:style>
    <style:style style:name="_32_._5f_Installatie_5f_uitvoeren.C6" style:display-name="2._Installatie_uitvoeren.C6" style:family="table-cell">
      <style:table-cell-properties fo:padding="0.019cm" fo:border="none"/>
    </style:style>
    <style:style style:name="_32_._5f_Installatie_5f_uitvoeren.C7" style:display-name="2._Installatie_uitvoeren.C7" style:family="table-cell">
      <style:table-cell-properties fo:padding="0.019cm" fo:border="none"/>
    </style:style>
    <style:style style:name="_32_._5f_Installatie_5f_uitvoeren.C8" style:display-name="2._Installatie_uitvoeren.C8" style:family="table-cell">
      <style:table-cell-properties fo:padding="0.019cm" fo:border="none"/>
    </style:style>
    <style:style style:name="_32_._5f_Installatie_5f_uitvoeren.C9" style:display-name="2._Installatie_uitvoeren.C9" style:family="table-cell">
      <style:table-cell-properties fo:padding="0.019cm" fo:border="none"/>
    </style:style>
    <style:style style:name="_33_._5f_Installatie_5f_afronden" style:display-name="3._Installatie_afronden" style:family="table">
      <style:table-properties style:width="17cm" fo:margin-left="0cm" table:align="left" style:writing-mode="lr-tb"/>
    </style:style>
    <style:style style:name="_33_._5f_Installatie_5f_afronden.A" style:display-name="3._Installatie_afronden.A" style:family="table-column">
      <style:table-column-properties style:column-width="0.4cm"/>
    </style:style>
    <style:style style:name="_33_._5f_Installatie_5f_afronden.B" style:display-name="3._Installatie_afronden.B" style:family="table-column">
      <style:table-column-properties style:column-width="0.6cm"/>
    </style:style>
    <style:style style:name="_33_._5f_Installatie_5f_afronden.C" style:display-name="3._Installatie_afronden.C" style:family="table-column">
      <style:table-column-properties style:column-width="16cm"/>
    </style:style>
    <style:style style:name="_33_._5f_Installatie_5f_afronden.A1" style:display-name="3._Installatie_afronden.A1" style:family="table-cell">
      <style:table-cell-properties style:vertical-align="middle" fo:padding="0.019cm" fo:border="none"/>
    </style:style>
    <style:style style:name="_33_._5f_Installatie_5f_afronden.C1" style:display-name="3._Installatie_afronden.C1" style:family="table-cell">
      <style:table-cell-properties fo:padding="0.019cm" fo:border="none"/>
    </style:style>
    <style:style style:name="_33_._5f_Installatie_5f_afronden.C2" style:display-name="3._Installatie_afronden.C2" style:family="table-cell">
      <style:table-cell-properties fo:padding="0.019cm" fo:border="none"/>
    </style:style>
    <style:style style:name="_33_._5f_Installatie_5f_afronden.C3" style:display-name="3._Installatie_afronden.C3" style:family="table-cell">
      <style:table-cell-properties fo:padding="0.019cm" fo:border="none"/>
    </style:style>
    <style:style style:name="_33_._5f_Installatie_5f_afronden.C4" style:display-name="3._Installatie_afronden.C4" style:family="table-cell">
      <style:table-cell-properties fo:padding="0.019cm" fo:border="none"/>
    </style:style>
    <style:style style:name="_33_._5f_Installatie_5f_afronden.C5" style:display-name="3._Installatie_afronden.C5" style:family="table-cell">
      <style:table-cell-properties fo:padding="0.019cm" fo:border="none"/>
    </style:style>
    <style:style style:name="_33_._5f_Installatie_5f_afronden.C6" style:display-name="3._Installatie_afronden.C6" style:family="table-cell">
      <style:table-cell-properties fo:padding="0.019cm" fo:border="none"/>
    </style:style>
    <style:style style:name="_33_._5f_Installatie_5f_afronden.C7" style:display-name="3._Installatie_afronden.C7" style:family="table-cell">
      <style:table-cell-properties fo:padding="0.019cm" fo:border="none"/>
    </style:style>
    <style:style style:name="_33_._5f_Installatie_5f_afronden.C8" style:display-name="3._Installatie_afronden.C8" style:family="table-cell">
      <style:table-cell-properties fo:padding="0.019cm" fo:border="none"/>
    </style:style>
    <style:style style:name="_33_._5f_Installatie_5f_afronden.C9" style:display-name="3._Installatie_afronden.C9" style:family="table-cell">
      <style:table-cell-properties fo:padding="0.019cm" fo:border="none"/>
    </style:style>
    <style:style style:name="_33_._5f_Installatie_5f_afronden.C10" style:display-name="3._Installatie_afronden.C10" style:family="table-cell">
      <style:table-cell-properties fo:padding="0.019cm" fo:border="none"/>
    </style:style>
    <style:style style:name="_33_._5f_Installatie_5f_afronden.C11" style:display-name="3._Installatie_afronden.C11" style:family="table-cell">
      <style:table-cell-properties fo:padding="0.019cm" fo:border="none"/>
    </style:style>
    <style:style style:name="_33_._5f_Installatie_5f_afronden.C12" style:display-name="3._Installatie_afronden.C12" style:family="table-cell">
      <style:table-cell-properties fo:padding="0.019cm" fo:border="none"/>
    </style:style>
    <style:style style:name="_33_._5f_Installatie_5f_afronden.C13" style:display-name="3._Installatie_afronden.C13" style:family="table-cell">
      <style:table-cell-properties fo:padding="0.019cm" fo:border="none"/>
    </style:style>
    <style:style style:name="_33_._5f_Installatie_5f_afronden.C14" style:display-name="3._Installatie_afronden.C14" style:family="table-cell">
      <style:table-cell-properties fo:padding="0.019cm" fo:border="none"/>
    </style:style>
    <style:style style:name="_33_._5f_Installatie_5f_afronden.C15" style:display-name="3._Installatie_afronden.C15" style:family="table-cell">
      <style:table-cell-properties fo:padding="0.019cm" fo:border="none"/>
    </style:style>
    <style:style style:name="Tabel2" style:family="table">
      <style:table-properties style:width="17cm" fo:margin-left="0cm" table:align="left" style:writing-mode="lr-tb"/>
    </style:style>
    <style:style style:name="Tabel2.A" style:family="table-column">
      <style:table-column-properties style:column-width="0.4cm"/>
    </style:style>
    <style:style style:name="Tabel2.B" style:family="table-column">
      <style:table-column-properties style:column-width="0.6cm"/>
    </style:style>
    <style:style style:name="Tabel2.D" style:family="table-column">
      <style:table-column-properties style:column-width="15.401cm"/>
    </style:style>
    <style:style style:name="Tabel2.A1" style:family="table-cell">
      <style:table-cell-properties style:vertical-align="middle" fo:padding="0.019cm" fo:border="none"/>
    </style:style>
    <style:style style:name="Tabel2.D1" style:family="table-cell">
      <style:table-cell-properties fo:padding="0.019cm" fo:border="none"/>
    </style:style>
    <style:style style:name="Tabel2.D2" style:family="table-cell">
      <style:table-cell-properties fo:padding="0.019cm" fo:border="none"/>
    </style:style>
    <style:style style:name="Tabel2.D3" style:family="table-cell">
      <style:table-cell-properties fo:padding="0.019cm" fo:border="none"/>
    </style:style>
    <style:style style:name="Tabel2.D4" style:family="table-cell">
      <style:table-cell-properties fo:padding="0.019cm" fo:border="none"/>
    </style:style>
    <style:style style:name="Tabel2.D5" style:family="table-cell">
      <style:table-cell-properties fo:padding="0.019cm" fo:border="none"/>
    </style:style>
    <style:style style:name="Tabel2.D6" style:family="table-cell">
      <style:table-cell-properties fo:padding="0.019cm" fo:border="none"/>
    </style:style>
    <style:style style:name="Tabel2.D7" style:family="table-cell">
      <style:table-cell-properties fo:padding="0.019cm" fo:border="none"/>
    </style:style>
    <style:style style:name="Tabel2.D8" style:family="table-cell">
      <style:table-cell-properties fo:padding="0.019cm" fo:border="none"/>
    </style:style>
    <style:style style:name="P1" style:family="paragraph" style:parent-style-name="Footer">
      <style:text-properties fo:language="en" fo:country="GB"/>
    </style:style>
    <style:style style:name="P2" style:family="paragraph" style:parent-style-name="Footnote">
      <style:text-properties fo:language="en" fo:country="GB" officeooo:paragraph-rsid="0f397f16"/>
    </style:style>
    <style:style style:name="P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language="en" fo:country="GB" officeooo:paragraph-rsid="0f0abdd4"/>
    </style:style>
    <style:style style:name="P4" style:family="paragraph" style:parent-style-name="Standard">
      <style:text-properties fo:language="en" fo:country="GB" officeooo:paragraph-rsid="0cb27039"/>
    </style:style>
    <style:style style:name="P5" style:family="paragraph" style:parent-style-name="Standard">
      <style:paragraph-properties fo:line-height="100%">
        <style:tab-stops/>
      </style:paragraph-properties>
      <style:text-properties officeooo:paragraph-rsid="0e4e4099"/>
    </style:style>
    <style:style style:name="P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1c472f"/>
    </style:style>
    <style:style style:name="P7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d0cd0d4"/>
    </style:style>
    <style:style style:name="P8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2c9a57"/>
    </style:style>
    <style:style style:name="P9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8dca5a"/>
    </style:style>
    <style:style style:name="P10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officeooo:paragraph-rsid="0fb13a96"/>
    </style:style>
    <style:style style:name="P11" style:family="paragraph" style:parent-style-name="Standard">
      <style:paragraph-properties fo:margin-left="0cm" fo:margin-right="0cm" fo:line-height="100%" fo:text-align="start" style:justify-single-word="false" fo:text-indent="0cm" style:auto-text-indent="false">
        <style:tab-stops/>
      </style:paragraph-properties>
      <style:text-properties officeooo:paragraph-rsid="0f7aa9e7"/>
    </style:style>
    <style:style style:name="P1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45931e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Bitstream Vera Sans" fo:font-size="10pt" fo:language="nl" fo:country="NL" fo:font-style="normal" fo:font-weight="normal" officeooo:paragraph-rsid="0f756728" fo:background-color="transparent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P14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c8eafea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5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c819a59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6" style:family="paragraph" style:parent-style-name="Standard">
      <style:text-properties fo:color="#000000" loext:opacity="100%" style:font-name="Liberation Sans" fo:font-size="12pt" fo:language="en" fo:country="GB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font-name="Liberation Sans" fo:font-size="12pt" fo:language="en" fo:country="GB" fo:font-style="normal" style:text-underline-style="none" fo:font-weight="normal" officeooo:rsid="092843b3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18" style:family="paragraph" style:parent-style-name="Standard">
      <style:paragraph-properties fo:line-height="100%" fo:text-align="start" style:justify-single-word="false"/>
      <style:text-properties fo:color="#000000" loext:opacity="100%" style:font-name="Liberation Sans" fo:font-size="12pt" fo:language="en" fo:country="GB" fo:font-weight="normal" officeooo:rsid="05272449" officeooo:paragraph-rsid="09f98e52" fo:background-color="transparent" style:font-size-asian="12pt" style:language-asian="nl" style:country-asian="NL" style:font-weight-asian="normal" style:font-name-complex="Bitstream Vera Sans" style:font-size-complex="12pt" style:font-weight-complex="normal"/>
    </style:style>
    <style:style style:name="P19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paragraph-rsid="0756539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2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ddbc0f3"/>
    </style:style>
    <style:style style:name="P2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3ca98"/>
    </style:style>
    <style:style style:name="P2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4dc0dc"/>
    </style:style>
    <style:style style:name="P23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5c4285"/>
    </style:style>
    <style:style style:name="P24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39dc3"/>
    </style:style>
    <style:style style:name="P25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paragraph-rsid="0f6d26d0"/>
    </style:style>
    <style:style style:name="P26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font-size="12pt" fo:language="en" fo:country="GB" officeooo:paragraph-rsid="0d350674" style:font-size-asian="12pt" style:font-size-complex="12pt"/>
    </style:style>
    <style:style style:name="P27" style:family="paragraph" style:parent-style-name="Standard">
      <style:text-properties style:font-name="Liberation Sans" fo:font-size="12pt" fo:language="en" fo:country="GB" officeooo:paragraph-rsid="0c819a59" style:font-size-asian="12pt" style:font-size-complex="12pt"/>
    </style:style>
    <style:style style:name="P28" style:family="paragraph" style:parent-style-name="Standard">
      <style:text-properties style:font-name="Liberation Sans" fo:font-size="12pt" fo:language="en" fo:country="GB" officeooo:paragraph-rsid="0c8364eb" style:font-size-asian="12pt" style:font-size-complex="12pt"/>
    </style:style>
    <style:style style:name="P29" style:family="paragraph" style:parent-style-name="Standard">
      <style:text-properties style:font-name="Liberation Sans" fo:font-size="12pt" fo:language="en" fo:country="GB" officeooo:rsid="0dde9a1c" officeooo:paragraph-rsid="0ddfbc49" style:font-size-asian="12pt" style:font-size-complex="12pt"/>
    </style:style>
    <style:style style:name="P30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rsid="0dde9a1c" officeooo:paragraph-rsid="0f899ff5" style:font-size-asian="12pt" style:font-size-complex="12pt"/>
    </style:style>
    <style:style style:name="P31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d804757" style:font-size-asian="12pt" style:font-size-complex="12pt"/>
    </style:style>
    <style:style style:name="P32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style:font-name="Liberation Sans" fo:font-size="12pt" fo:language="en" fo:country="GB" officeooo:paragraph-rsid="0c399ce7" style:font-size-asian="12pt" style:font-size-complex="12pt"/>
    </style:style>
    <style:style style:name="P33" style:family="paragraph" style:parent-style-name="Standard">
      <style:text-properties style:font-name="Liberation Sans" fo:font-size="12pt" fo:language="en" fo:country="GB" officeooo:paragraph-rsid="0a0f8417" style:font-size-asian="12pt" style:font-size-complex="12pt"/>
    </style:style>
    <style:style style:name="P34" style:family="paragraph" style:parent-style-name="Table_20_Contents">
      <style:paragraph-properties fo:text-align="center" style:justify-single-word="false"/>
      <style:text-properties style:font-name="Liberation Sans" fo:font-size="12pt" fo:language="en" fo:country="GB" style:font-size-asian="12pt" style:font-size-complex="12pt"/>
    </style:style>
    <style:style style:name="P35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8b5238" style:font-size-asian="12pt" style:font-size-complex="12pt"/>
    </style:style>
    <style:style style:name="P36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50ec9" style:font-size-asian="12pt" style:font-size-complex="12pt"/>
    </style:style>
    <style:style style:name="P37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c2e" style:font-size-asian="12pt" style:font-size-complex="12pt"/>
    </style:style>
    <style:style style:name="P38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5afe88" style:font-size-asian="12pt" style:font-size-complex="12pt"/>
    </style:style>
    <style:style style:name="P39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b38183" style:font-size-asian="12pt" style:font-size-complex="12pt"/>
    </style:style>
    <style:style style:name="P40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d804757" style:font-size-asian="12pt" style:font-size-complex="12pt"/>
    </style:style>
    <style:style style:name="P41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cc79a2d" style:font-size-asian="12pt" style:font-size-complex="12pt"/>
    </style:style>
    <style:style style:name="P42" style:family="paragraph" style:parent-style-name="Standard">
      <style:paragraph-properties fo:text-align="center" style:justify-single-word="false"/>
      <style:text-properties style:font-name="Liberation Sans" fo:font-size="12pt" fo:language="en" fo:country="GB" officeooo:paragraph-rsid="0f9cd892" style:font-size-asian="12pt" style:font-size-complex="12pt"/>
    </style:style>
    <style:style style:name="P43" style:family="paragraph" style:parent-style-name="Standard">
      <style:paragraph-properties fo:line-height="100%">
        <style:tab-stops/>
      </style:paragraph-properties>
      <style:text-properties style:font-name="Liberation Sans" fo:font-size="12pt" fo:language="en" fo:country="GB" officeooo:paragraph-rsid="0e4e4099" fo:background-color="transparent" style:font-size-asian="12pt" style:font-size-complex="12pt"/>
    </style:style>
    <style:style style:name="P44" style:family="paragraph" style:parent-style-name="Standard">
      <style:text-properties style:font-name="Liberation Sans" fo:font-size="12pt" officeooo:paragraph-rsid="0f4dc0dc" style:font-size-asian="12pt" style:font-size-complex="12pt"/>
    </style:style>
    <style:style style:name="P45" style:family="paragraph" style:parent-style-name="Standard">
      <style:paragraph-properties fo:margin-left="0cm" fo:margin-right="0cm" fo:line-height="100%" fo:text-indent="0cm" style:auto-text-indent="false">
        <style:tab-stops/>
      </style:paragraph-properties>
      <style:text-properties style:font-name="Liberation Sans" fo:language="en" fo:country="GB" officeooo:paragraph-rsid="0e86cdd2"/>
    </style:style>
    <style:style style:name="P46" style:family="paragraph" style:parent-style-name="Standard">
      <style:text-properties officeooo:paragraph-rsid="0b0ddd8e"/>
    </style:style>
    <style:style style:name="P47" style:family="paragraph" style:parent-style-name="Standard">
      <style:text-properties officeooo:paragraph-rsid="04f68805"/>
    </style:style>
    <style:style style:name="P48" style:family="paragraph" style:parent-style-name="Standard">
      <style:text-properties officeooo:paragraph-rsid="0bad8f69"/>
    </style:style>
    <style:style style:name="P49" style:family="paragraph" style:parent-style-name="Standard">
      <style:text-properties officeooo:paragraph-rsid="0a0f7b62"/>
    </style:style>
    <style:style style:name="P50" style:family="paragraph" style:parent-style-name="Standard">
      <style:text-properties officeooo:paragraph-rsid="0cb27039"/>
    </style:style>
    <style:style style:name="P51" style:family="paragraph" style:parent-style-name="Standard">
      <loext:graphic-properties draw:fill="none"/>
      <style:paragraph-properties fo:margin-left="0cm" fo:margin-right="-0.499cm" fo:text-align="start" style:justify-single-word="false" fo:orphans="0" fo:widows="0" fo:hyphenation-ladder-count="no-limit" fo:text-indent="0cm" style:auto-text-indent="false" fo:background-color="transparent" style:shadow="none" style:text-autospace="ideograph-alpha" style:punctuation-wrap="hanging" style:line-break="strict" style:writing-mode="lr-tb">
        <style:tab-stops/>
      </style:paragraph-properties>
      <style:text-properties officeooo:paragraph-rsid="0d9a466f" style:font-size-asian="12pt" style:font-style-asian="normal" style:font-weight-asian="normal" style:font-size-complex="12pt" style:font-style-complex="normal" style:font-weight-complex="normal" style:text-overline-style="none" style:text-overline-color="font-color" fo:hyphenate="false" fo:hyphenation-remain-char-count="2" fo:hyphenation-push-char-count="2" loext:hyphenation-no-caps="false"/>
    </style:style>
    <style:style style:name="P52" style:family="paragraph" style:parent-style-name="Standard">
      <style:paragraph-properties fo:text-align="center" style:justify-single-word="false"/>
      <style:text-properties officeooo:paragraph-rsid="0d98747e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Standard">
      <style:text-properties officeooo:paragraph-rsid="0daa4aef"/>
    </style:style>
    <style:style style:name="P54" style:family="paragraph" style:parent-style-name="Standard">
      <style:text-properties officeooo:rsid="0dde9a1c" officeooo:paragraph-rsid="0dde9a1c"/>
    </style:style>
    <style:style style:name="P55" style:family="paragraph" style:parent-style-name="Standard">
      <style:text-properties officeooo:rsid="0dde9a1c" officeooo:paragraph-rsid="0f4adb30"/>
    </style:style>
    <style:style style:name="P56" style:family="paragraph" style:parent-style-name="Standard">
      <style:text-properties officeooo:rsid="0dde9a1c" officeooo:paragraph-rsid="0f5bbe35"/>
    </style:style>
    <style:style style:name="P57" style:family="paragraph" style:parent-style-name="Standard">
      <style:paragraph-properties fo:margin-left="0cm" fo:margin-right="0cm" fo:text-indent="0cm" style:auto-text-indent="false">
        <style:tab-stops/>
      </style:paragraph-properties>
      <style:text-properties officeooo:rsid="0dde9a1c" officeooo:paragraph-rsid="0f5c4285"/>
    </style:style>
    <style:style style:name="P58" style:family="paragraph" style:parent-style-name="Standard">
      <style:paragraph-properties fo:text-align="center" style:justify-single-word="false"/>
      <style:text-properties officeooo:rsid="0dde9a1c" officeooo:paragraph-rsid="0dde9a1c"/>
    </style:style>
    <style:style style:name="P59" style:family="paragraph" style:parent-style-name="Standard">
      <style:text-properties officeooo:paragraph-rsid="0f1c472f"/>
    </style:style>
    <style:style style:name="P60" style:family="paragraph" style:parent-style-name="Standard">
      <style:text-properties officeooo:paragraph-rsid="0f3ae219"/>
    </style:style>
    <style:style style:name="P61" style:family="paragraph" style:parent-style-name="Standard">
      <style:text-properties officeooo:paragraph-rsid="0f3d081d"/>
    </style:style>
    <style:style style:name="P62" style:family="paragraph" style:parent-style-name="Footnote">
      <style:text-properties officeooo:rsid="043ccc66" officeooo:paragraph-rsid="0f40045a"/>
    </style:style>
    <style:style style:name="P63" style:family="paragraph" style:parent-style-name="Footnote">
      <style:text-properties officeooo:rsid="043ccc66" officeooo:paragraph-rsid="0f4dc0dc"/>
    </style:style>
    <style:style style:name="P64" style:family="paragraph" style:parent-style-name="Footnote">
      <style:text-properties officeooo:paragraph-rsid="0f40045a"/>
    </style:style>
    <style:style style:name="P65" style:family="paragraph" style:parent-style-name="Footnote">
      <style:text-properties officeooo:paragraph-rsid="0f4a4d76"/>
    </style:style>
    <style:style style:name="P66" style:family="paragraph" style:parent-style-name="Standard">
      <style:text-properties officeooo:paragraph-rsid="0f4adb30"/>
    </style:style>
    <style:style style:name="P67" style:family="paragraph" style:parent-style-name="Standard">
      <style:text-properties officeooo:paragraph-rsid="0f4cd335"/>
    </style:style>
    <style:style style:name="P68" style:family="paragraph" style:parent-style-name="Standard">
      <style:text-properties officeooo:paragraph-rsid="0f6ac771"/>
    </style:style>
    <style:style style:name="P69" style:family="paragraph" style:parent-style-name="Standard">
      <style:text-properties officeooo:paragraph-rsid="0f6bda9d"/>
    </style:style>
    <style:style style:name="P70" style:family="paragraph" style:parent-style-name="Standard">
      <style:text-properties officeooo:paragraph-rsid="0f6c44a3"/>
    </style:style>
    <style:style style:name="P71" style:family="paragraph" style:parent-style-name="Standard">
      <style:text-properties officeooo:paragraph-rsid="0f6d3852"/>
    </style:style>
    <style:style style:name="P72" style:family="paragraph" style:parent-style-name="Standard">
      <style:text-properties officeooo:paragraph-rsid="0f6d4ef8"/>
    </style:style>
    <style:style style:name="P73" style:family="paragraph" style:parent-style-name="Standard">
      <style:paragraph-properties fo:text-align="center" style:justify-single-word="false"/>
      <style:text-properties officeooo:paragraph-rsid="0cc50ec9"/>
    </style:style>
    <style:style style:name="P74" style:family="paragraph" style:parent-style-name="Standard">
      <style:paragraph-properties fo:text-align="center" style:justify-single-word="false"/>
      <style:text-properties officeooo:paragraph-rsid="0f6ac771"/>
    </style:style>
    <style:style style:name="P75" style:family="paragraph" style:parent-style-name="Standard">
      <style:paragraph-properties fo:text-align="center" style:justify-single-word="false"/>
      <style:text-properties officeooo:paragraph-rsid="0daef67d"/>
    </style:style>
    <style:style style:name="P76" style:family="paragraph" style:parent-style-name="Standard">
      <style:paragraph-properties fo:text-align="center" style:justify-single-word="false"/>
      <style:text-properties officeooo:paragraph-rsid="0db0d4d1"/>
    </style:style>
    <style:style style:name="P77" style:family="paragraph" style:parent-style-name="Standard">
      <style:paragraph-properties fo:text-align="center" style:justify-single-word="false"/>
      <style:text-properties officeooo:paragraph-rsid="0daa4aef"/>
    </style:style>
    <style:style style:name="P78" style:family="paragraph" style:parent-style-name="Standard">
      <style:paragraph-properties fo:text-align="center" style:justify-single-word="false"/>
      <style:text-properties officeooo:paragraph-rsid="0f7a4390"/>
    </style:style>
    <style:style style:name="P79" style:family="paragraph" style:parent-style-name="Standard">
      <style:paragraph-properties fo:text-align="center" style:justify-single-word="false"/>
      <style:text-properties officeooo:paragraph-rsid="0eb4913f"/>
    </style:style>
    <style:style style:name="P80" style:family="paragraph" style:parent-style-name="Standard">
      <style:paragraph-properties fo:text-align="center" style:justify-single-word="false"/>
      <style:text-properties officeooo:paragraph-rsid="0cc5fe5b"/>
    </style:style>
    <style:style style:name="P81" style:family="paragraph" style:parent-style-name="Standard">
      <style:paragraph-properties fo:text-align="center" style:justify-single-word="false"/>
      <style:text-properties officeooo:paragraph-rsid="0d1ec96e"/>
    </style:style>
    <style:style style:name="P82" style:family="paragraph" style:parent-style-name="Standard">
      <style:paragraph-properties fo:text-align="center" style:justify-single-word="false"/>
      <style:text-properties officeooo:paragraph-rsid="0d804757"/>
    </style:style>
    <style:style style:name="P83" style:family="paragraph" style:parent-style-name="Standard">
      <style:paragraph-properties fo:text-align="center" style:justify-single-word="false"/>
      <style:text-properties officeooo:paragraph-rsid="0dce9327"/>
    </style:style>
    <style:style style:name="P84" style:family="paragraph" style:parent-style-name="Footnote">
      <style:text-properties officeooo:paragraph-rsid="0f960a85"/>
    </style:style>
    <style:style style:name="P85" style:family="paragraph" style:parent-style-name="Standard">
      <style:text-properties officeooo:paragraph-rsid="0f936da8"/>
    </style:style>
    <style:style style:name="P86" style:family="paragraph" style:parent-style-name="Footnote">
      <style:text-properties officeooo:paragraph-rsid="0f9ba051"/>
    </style:style>
    <style:style style:name="P87" style:family="paragraph" style:parent-style-name="Footnote">
      <style:text-properties officeooo:paragraph-rsid="0fa0ab6e"/>
    </style:style>
    <style:style style:name="P88" style:family="paragraph" style:parent-style-name="Footnote">
      <style:text-properties officeooo:paragraph-rsid="0faa1a72" fo:background-color="transparent"/>
    </style:style>
    <style:style style:name="P89" style:family="paragraph" style:parent-style-name="Standard">
      <style:text-properties officeooo:paragraph-rsid="0fb13a96"/>
    </style:style>
    <style:style style:name="P90" style:family="paragraph" style:parent-style-name="Standard" style:master-page-name="Standard">
      <style:paragraph-properties fo:margin-left="0cm" fo:margin-right="0cm" fo:text-indent="0cm" style:auto-text-indent="false" style:page-number="auto">
        <style:tab-stops/>
      </style:paragraph-properties>
      <style:text-properties officeooo:paragraph-rsid="0ef4e5cc"/>
    </style:style>
    <style:style style:name="P91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officeooo:paragraph-rsid="0927f034"/>
    </style:style>
    <style:style style:name="P92" style:family="paragraph" style:parent-style-name="Standard" style:list-style-name="L1">
      <style:text-properties fo:color="#000000" loext:opacity="100%" style:font-name="Liberation Sans" fo:font-size="12pt" fo:language="en" fo:country="GB" fo:font-style="normal" fo:font-weight="bold" officeooo:paragraph-rsid="0c819a59" fo:background-color="transparent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P93" style:family="paragraph" style:parent-style-name="Standard" style:list-style-name="L1">
      <style:paragraph-properties fo:break-before="page"/>
      <style:text-properties fo:color="#000000" loext:opacity="100%" style:font-name="Ubuntu1" fo:font-size="12pt" fo:language="nl" fo:country="NL" fo:font-style="normal" fo:font-weight="normal" officeooo:rsid="077274a0" officeooo:paragraph-rsid="0b0ddd8e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4" style:family="paragraph" style:parent-style-name="Standard" style:list-style-name="L1">
      <style:paragraph-properties fo:margin-left="0cm" fo:margin-right="0cm" fo:text-indent="0cm" style:auto-text-indent="false" fo:break-before="page">
        <style:tab-stops/>
      </style:paragraph-properties>
      <style:text-properties fo:color="#000000" loext:opacity="100%" style:font-name="Ubuntu1" fo:font-size="12pt" fo:language="nl" fo:country="NL" fo:font-style="normal" style:text-underline-style="none" fo:font-weight="normal" officeooo:rsid="092843b3" officeooo:paragraph-rsid="0f51b898" fo:background-color="transparent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P95" style:family="paragraph">
      <style:paragraph-properties fo:text-align="start"/>
      <style:text-properties style:text-line-through-style="none" style:text-line-through-type="none" style:font-name="Liberation Sans" fo:font-size="12pt" fo:font-style="normal" style:text-underline-style="none" fo:font-weight="normal"/>
    </style:style>
    <style:style style:name="P96" style:family="paragraph">
      <style:paragraph-properties fo:text-align="start"/>
      <style:text-properties style:text-line-through-style="none" style:text-line-through-type="none" style:font-name="Arial1" fo:font-size="12pt" fo:font-style="normal" style:text-underline-style="none" fo:font-weight="normal"/>
    </style:style>
    <style:style style:name="T1" style:family="text">
      <style:text-properties style:font-name="Liberation Sans" fo:font-size="12pt" style:font-size-asian="12pt" style:font-size-complex="12pt"/>
    </style:style>
    <style:style style:name="T2" style:family="text">
      <style:text-properties style:font-name="Liberation Sans" fo:font-size="12pt" fo:language="en" fo:country="GB"/>
    </style:style>
    <style:style style:name="T3" style:family="text">
      <style:text-properties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4" style:family="text">
      <style:text-properties style:font-name="Liberation Sans" fo:font-size="12pt" fo:language="en" fo:country="GB" fo:font-style="normal" officeooo:rsid="0f9c0235" style:font-size-asian="12pt" style:language-asian="nl" style:country-asian="NL" style:font-style-asian="normal" style:font-size-complex="12pt" style:font-style-complex="normal"/>
    </style:style>
    <style:style style:name="T5" style:family="text">
      <style:text-properties style:font-name="Liberation Sans" fo:font-size="12pt" fo:language="en" fo:country="GB" fo:font-style="normal" officeooo:rsid="0f292675" style:font-size-asian="12pt" style:language-asian="nl" style:country-asian="NL" style:font-style-asian="normal" style:font-size-complex="12pt" style:font-style-complex="normal"/>
    </style:style>
    <style:style style:name="T6" style:family="text">
      <style:text-properties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7" style:family="text">
      <style:text-properties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8" style:family="text">
      <style:text-properties style:font-name="Liberation Sans" fo:font-size="12pt" fo:language="en" fo:country="GB" fo:font-style="normal" style:text-underline-style="none" officeooo:rsid="00bddfbe" style:font-size-asian="12pt" style:font-size-complex="12pt"/>
    </style:style>
    <style:style style:name="T9" style:family="text">
      <style:text-properties style:font-name="Liberation Sans" fo:font-size="12pt" fo:language="en" fo:country="GB" officeooo:rsid="0be91597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0" style:family="text">
      <style:text-properties style:font-name="Liberation Sans" fo:font-size="12pt" fo:language="en" fo:country="GB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1" style:family="text">
      <style:text-properties style:font-name="Liberation Sans" fo:font-size="12pt" fo:language="en" fo:country="GB" style:text-underline-style="none" officeooo:rsid="0462b983" fo:background-color="transparent" loext:char-shading-value="0" style:font-name-asian="DejaVu Sans" style:font-size-asian="12pt" style:language-asian="nl" style:country-asian="NL" style:font-name-complex="Bitstream Vera Sans" style:language-complex="nl" style:country-complex="NL"/>
    </style:style>
    <style:style style:name="T12" style:family="text">
      <style:text-properties style:font-name="Liberation Sans" fo:font-size="12pt" fo:language="en" fo:country="GB" style:font-size-asian="12pt" style:font-size-complex="12pt"/>
    </style:style>
    <style:style style:name="T13" style:family="text">
      <style:text-properties style:font-name="Liberation Sans" fo:font-size="12pt" fo:language="en" fo:country="GB" officeooo:rsid="00bddfbe" style:font-size-asian="12pt" style:font-size-complex="12pt"/>
    </style:style>
    <style:style style:name="T14" style:family="text">
      <style:text-properties style:font-name="Liberation Sans" fo:font-size="12pt" fo:language="en" fo:country="GB" officeooo:rsid="0d1ec96e" style:font-size-asian="12pt" style:font-size-complex="12pt"/>
    </style:style>
    <style:style style:name="T15" style:family="text">
      <style:text-properties style:font-name="Liberation Sans" fo:font-size="12pt" fo:language="en" fo:country="GB" officeooo:rsid="0f45931e" style:font-size-asian="12pt" style:font-size-complex="12pt"/>
    </style:style>
    <style:style style:name="T16" style:family="text">
      <style:text-properties style:font-name="Liberation Sans" fo:font-size="12pt" fo:language="en" fo:country="GB" officeooo:rsid="0f51b898"/>
    </style:style>
    <style:style style:name="T17" style:family="text">
      <style:text-properties style:font-name="Liberation Sans" fo:font-size="10pt" fo:language="en" fo:country="GB" style:font-size-asian="10pt" style:font-size-complex="10pt"/>
    </style:style>
    <style:style style:name="T18" style:family="text">
      <style:text-properties style:font-name="Ubuntu1" fo:font-size="11pt" style:font-size-asian="11pt" style:font-size-complex="11pt"/>
    </style:style>
    <style:style style:name="T19" style:family="text">
      <style:text-properties style:language-asian="nl" style:country-asian="NL"/>
    </style:style>
    <style:style style:name="T20" style:family="text">
      <style:text-properties officeooo:rsid="0f57e617"/>
    </style:style>
    <style:style style:name="T21" style:family="text">
      <style:text-properties officeooo:rsid="02f99a6c"/>
    </style:style>
    <style:style style:name="T22" style:family="text">
      <style:text-properties fo:color="#000000" loext:opacity="100%" style:text-line-through-style="none" style:text-line-through-type="none" style:text-position="super 58%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language-asian="nl" style:country-asian="NL" style:font-weight-asian="normal" style:font-name-complex="Bitstream Vera Sans" style:language-complex="nl" style:country-complex="NL" style:font-weight-complex="normal"/>
    </style:style>
    <style:style style:name="T2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7fb57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2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e9159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e54710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d52b7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644c2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3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ce3fa52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388b4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d13f73f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efc07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3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0be38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50862d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bd9552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e2c8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929318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3fd041e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602e67a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2c9a57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4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891c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11f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4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3ae2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cd335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dc0dc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593fe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ac771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bda9d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c44a3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d26d0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6fa0a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5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1e3d19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 loext:padding="0.049cm" loext:border="0.31pt solid #000000"/>
    </style:style>
    <style:style style:name="T5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language-asian="nl" style:country-asian="NL" style:font-weight-asian="normal" style:font-name-complex="Bitstream Vera Sans" style:language-complex="nl" style:country-complex="NL" style:font-weight-complex="normal"/>
    </style:style>
    <style:style style:name="T6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0bddfbe" fo:background-color="transparent" loext:char-shading-value="0" style:font-name-asian="Ubuntu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f43ca98" fo:background-color="transparent" loext:char-shading-value="0" style:font-name-asian="HG Mincho Light J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6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4f7317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normal" officeooo:rsid="08972bb8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6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cad8c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5ef328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d4dae94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e0179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0bddfbe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6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80be380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9293187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1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602e67a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2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7bde4b" fo:background-color="transparent" loext:char-shading-value="0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3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5d8a12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4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f43ca98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5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bb6b669" fo:background-color="transparent" loext:char-shading-value="0" style:font-name-asian="HG Mincho Light J" style:font-size-asian="12pt" style:language-asian="nl" style:country-asian="NL" style:font-style-asian="normal" style:font-weight-asian="bold" style:font-name-complex="Arial Unicode MS" style:font-size-complex="12pt" style:language-complex="nl" style:country-complex="NL" style:font-style-complex="normal" style:font-weight-complex="bold"/>
    </style:style>
    <style:style style:name="T76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fo:font-weight="bold" officeooo:rsid="059284c3" style:font-name-asian="DejaVu Sans" style:font-size-asian="12pt" style:language-asian="nl" style:country-asian="NL" style:font-style-asian="normal" style:font-weight-asian="bold" style:font-name-complex="Bitstream Vera Sans" style:font-size-complex="12pt" style:language-complex="nl" style:country-complex="NL" style:font-style-complex="normal" style:font-weight-complex="bold"/>
    </style:style>
    <style:style style:name="T77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a80293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8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4bae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79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92d6c6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80" style:family="text">
      <style:text-properties fo:color="#000000" loext:opacity="100%" style:text-line-through-style="none" style:text-line-through-type="none" style:font-name="Liberation Sans" fo:font-size="12pt" fo:language="en" fo:country="GB" fo:font-style="normal" style:text-underline-style="none" officeooo:rsid="077274a0" style:font-size-asian="12pt" style:language-asian="nl" style:country-asian="NL" style:font-style-asian="normal" style:font-name-complex="Bitstream Vera Sans" style:font-size-complex="12pt" style:font-style-complex="normal"/>
    </style:style>
    <style:style style:name="T81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style:font-size-asian="12pt" style:font-size-complex="12pt"/>
    </style:style>
    <style:style style:name="T82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officeooo:rsid="0aabd8f8" style:font-size-asian="12pt" style:font-size-complex="12pt"/>
    </style:style>
    <style:style style:name="T83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84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5" style:family="text">
      <style:text-properties fo:color="#000000" loext:opacity="100%" style:text-line-through-style="none" style:text-line-through-type="none" style:font-name="Liberation Sans" fo:font-size="12pt" fo:language="en" fo:country="GB" style:text-underline-style="none" fo:font-weight="normal" officeooo:rsid="0f9ef1a9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86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be91597" fo:background-color="transparent" loext:char-shading-value="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7" style:family="text">
      <style:text-properties fo:color="#000000" loext:opacity="100%" style:text-line-through-style="none" style:text-line-through-type="none" style:font-name="Liberation Sans" fo:font-size="12pt" fo:font-style="normal" style:text-underline-style="none" fo:font-weight="normal" officeooo:rsid="00bddfbe" fo:background-color="transparent" loext:char-shading-value="0" style:font-name-asian="Ubuntu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88" style:family="text">
      <style:text-properties fo:color="#000000" loext:opacity="100%" style:text-line-through-style="none" style:text-line-through-type="none" style:font-name="Liberation Sans" fo:font-size="12pt" fo:language="nl" fo:country="NL" fo:font-style="normal" style:text-underline-style="none" fo:font-weight="normal" officeooo:rsid="08d331fb" fo:background-color="transparent" loext:char-shading-value="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8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4efc077" fo:background-color="transparent" loext:char-shading-value="0" style:font-name-asian="DejaVu Sans" style:font-size-asian="10pt" style:language-asian="nl" style:country-asian="NL" style:font-style-asian="normal" style:font-weight-asian="normal" style:font-name-complex="Bitstream Vera Sans" style:font-size-complex="10pt" style:language-complex="nl" style:country-complex="NL" style:font-style-complex="normal" style:font-weight-complex="normal"/>
    </style:style>
    <style:style style:name="T9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fo:background-color="transparent" loext:char-shading-value="0" style:font-name-asian="DejaVu Sans Mono" style:font-size-asian="10pt" style:language-asian="nl" style:country-asian="NL" style:font-style-asian="normal" style:font-weight-asian="normal" style:font-name-complex="DejaVu Sans Mono" style:font-size-complex="10pt" style:language-complex="nl" style:country-complex="NL" style:font-style-complex="normal" style:font-weight-complex="normal"/>
    </style:style>
    <style:style style:name="T9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b015fe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2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a7371cd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3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5ee0328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4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38afcde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5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fa6bf01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96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97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b015fe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8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4a4d76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99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5ee0328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0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a6bf01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1" style:family="text">
      <style:text-properties fo:color="#000000" loext:opacity="100%" style:text-line-through-style="none" style:text-line-through-type="none" style:font-name="Liberation Sans" fo:font-size="10pt" fo:language="en" fo:country="GB" fo:font-style="normal" style:text-underline-style="none" fo:font-weight="bold" officeooo:rsid="0f96eb8e" fo:background-color="transparent" loext:char-shading-value="0" style:font-size-asian="10pt" style:language-asian="nl" style:country-asian="NL" style:font-style-asian="normal" style:font-weight-asian="bold" style:font-name-complex="Bitstream Vera Sans" style:font-size-complex="10pt" style:font-style-complex="normal" style:font-weight-complex="bold"/>
    </style:style>
    <style:style style:name="T102" style:family="text">
      <style:text-properties fo:color="#000000" loext:opacity="100%" style:text-line-through-style="none" style:text-line-through-type="none" style:font-name="Liberation Sans" fo:font-size="10pt" fo:language="en" fo:country="GB" fo:font-style="normal" fo:font-weight="normal" officeooo:rsid="0e533527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3" style:family="text">
      <style:text-properties fo:color="#000000" loext:opacity="100%" style:text-line-through-style="none" style:text-line-through-type="none" style:font-name="Liberation Sans" fo:font-size="10pt" fo:language="en" fo:country="GB" style:text-underline-style="none" fo:font-weight="normal" officeooo:rsid="0dd3b8da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04" style:family="text">
      <style:text-properties fo:color="#000000" loext:opacity="100%" style:text-line-through-style="none" style:text-line-through-type="none" style:font-name="Liberation Sans" fo:font-size="10pt" style:text-underline-style="none" style:font-size-asian="10pt" style:font-size-complex="10pt"/>
    </style:style>
    <style:style style:name="T105" style:family="text">
      <style:text-properties fo:color="#000000" loext:opacity="100%" style:text-line-through-style="none" style:text-line-through-type="none" style:font-name="Liberation Sans" fo:font-size="10pt" style:text-underline-style="none" officeooo:rsid="0faa7573" style:font-size-asian="10pt" style:font-size-complex="10pt"/>
    </style:style>
    <style:style style:name="T106" style:family="text">
      <style:text-properties fo:color="#000000" loext:opacity="100%" style:text-line-through-style="none" style:text-line-through-type="none" style:font-name="Liberation Sans1" fo:font-size="10pt" fo:language="en" fo:country="GB" fo:font-style="normal" style:text-underline-style="none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7" style:family="text">
      <style:text-properties fo:color="#000000" loext:opacity="100%" style:text-line-through-style="none" style:text-line-through-type="none" style:font-name="Liberation Sans1" fo:font-size="10pt" fo:language="en" fo:country="GB" fo:font-style="normal" fo:font-weight="normal" officeooo:rsid="0cf7e116" style:font-name-asian="HG Mincho Light J" style:font-size-asian="10pt" style:language-asian="nl" style:country-asian="NL" style:font-style-asian="normal" style:font-weight-asian="normal" style:font-name-complex="Arial Unicode MS" style:font-size-complex="10pt" style:language-complex="nl" style:country-complex="NL" style:font-style-complex="normal" style:font-weight-complex="normal"/>
    </style:style>
    <style:style style:name="T108" style:family="text">
      <style:text-properties fo:color="#000000" loext:opacity="100%" style:text-line-through-style="none" style:text-line-through-type="none" fo:language="en" fo:country="GB" style:text-underline-style="none" fo:font-weight="normal" officeooo:rsid="0154e88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09" style:family="text">
      <style:text-properties fo:color="#000000" loext:opacity="100%" style:text-line-through-style="none" style:text-line-through-type="none" fo:language="en" fo:country="GB" fo:font-style="normal" fo:font-weight="normal" officeooo:rsid="08d52b72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0" style:family="text">
      <style:text-properties fo:color="#000000" loext:opacity="100%" style:text-line-through-style="none" style:text-line-through-type="none" fo:language="en" fo:country="GB" fo:font-style="normal" fo:font-weight="normal" officeooo:rsid="0d485bab" style:font-size-asian="12pt" style:language-asian="nl" style:country-asian="NL" style:font-style-asian="normal" style:font-weight-asian="normal" style:font-size-complex="12pt" style:language-complex="nl" style:country-complex="NL" style:font-style-complex="normal" style:font-weight-complex="normal"/>
    </style:style>
    <style:style style:name="T111" style:family="text">
      <style:text-properties fo:color="#000000" loext:opacity="100%" style:text-line-through-style="none" style:text-line-through-type="none" fo:language="en" fo:country="GB" fo:font-style="normal" style:text-underline-style="none" officeooo:rsid="00bddfbe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2" style:family="text">
      <style:text-properties fo:color="#000000" loext:opacity="100%" style:text-line-through-style="none" style:text-line-through-type="none" fo:language="en" fo:country="GB" fo:font-style="normal" style:text-underline-style="none" officeooo:rsid="0f3d3f33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3" style:family="text">
      <style:text-properties fo:color="#000000" loext:opacity="100%" style:text-line-through-style="none" style:text-line-through-type="none" fo:language="en" fo:country="GB" fo:font-style="normal" style:text-underline-style="none" officeooo:rsid="0929318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4" style:family="text">
      <style:text-properties fo:color="#000000" loext:opacity="100%" style:text-line-through-style="none" style:text-line-through-type="none" fo:language="en" fo:country="GB" fo:font-style="normal" style:text-underline-style="none" officeooo:rsid="0f4adb30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5" style:family="text">
      <style:text-properties fo:color="#000000" loext:opacity="100%" style:text-line-through-style="none" style:text-line-through-type="none" fo:language="en" fo:country="GB" fo:font-style="normal" style:text-underline-style="none" officeooo:rsid="0602e67a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6" style:family="text">
      <style:text-properties fo:color="#000000" loext:opacity="100%" style:text-line-through-style="none" style:text-line-through-type="none" fo:language="en" fo:country="GB" fo:font-style="normal" style:text-underline-style="none" officeooo:rsid="0f4dc0dc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7" style:family="text">
      <style:text-properties fo:color="#000000" loext:opacity="100%" style:text-line-through-style="none" style:text-line-through-type="none" fo:language="en" fo:country="GB" fo:font-style="normal" style:text-underline-style="none" officeooo:rsid="04efc077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8" style:family="text">
      <style:text-properties fo:color="#000000" loext:opacity="100%" style:text-line-through-style="none" style:text-line-through-type="none" fo:language="en" fo:country="GB" fo:font-style="normal" style:text-underline-style="none" officeooo:rsid="0f79ba12" style:font-name-asian="DejaVu Sans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119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4efc077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0" style:family="text">
      <style:text-properties fo:color="#000000" loext:opacity="100%" style:text-line-through-style="none" style:text-line-through-type="none" fo:language="en" fo:country="GB" fo:font-style="normal" style:text-underline-style="none" fo:font-weight="normal" officeooo:rsid="0f4adb30" style:font-name-asian="DejaVu Sans" style:font-size-asian="12pt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121" style:family="text">
      <style:text-properties fo:color="#000000" loext:opacity="100%" style:text-line-through-style="none" style:text-line-through-type="none" fo:font-style="normal" style:text-underline-style="none" fo:font-weight="normal" officeooo:rsid="04efc077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2" style:family="text">
      <style:text-properties fo:color="#000000" loext:opacity="100%" style:text-line-through-style="none" style:text-line-through-type="none" fo:font-style="normal" style:text-underline-style="none" fo:font-weight="normal" officeooo:rsid="0f4adb30" style:font-name-asian="DejaVu Sans" style:language-asian="nl" style:country-asian="NL" style:font-style-asian="normal" style:font-weight-asian="normal" style:font-name-complex="Bitstream Vera Sans" style:language-complex="nl" style:country-complex="NL" style:font-style-complex="normal" style:font-weight-complex="normal"/>
    </style:style>
    <style:style style:name="T123" style:family="text">
      <style:text-properties fo:color="#000000" loext:opacity="10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4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5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6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7" style:family="text">
      <style:text-properties fo:color="#000000" loext:opacity="100%" style:font-name="Liberation Sans" fo:font-size="12pt" fo:language="en" fo:country="GB" fo:font-weight="normal" officeooo:rsid="0394a435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8" style:family="text">
      <style:text-properties fo:color="#000000" loext:opacity="100%" style:font-name="Liberation Sans" fo:font-size="12pt" fo:language="en" fo:country="GB" fo:font-weight="normal" officeooo:rsid="0dd3b8da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29" style:family="text">
      <style:text-properties fo:color="#000000" loext:opacity="100%" style:font-name="Liberation Sans" fo:font-size="12pt" fo:language="en" fo:country="GB" fo:font-weight="normal" officeooo:rsid="06ff7d7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130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1" style:family="text">
      <style:text-properties fo:color="#000000" loext:opacity="100%" style:font-name="Liberation Sans" fo:font-size="12pt" fo:language="en" fo:country="GB" fo:font-weight="normal" officeooo:rsid="018cdc78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32" style:family="text">
      <style:text-properties fo:color="#000000" loext:opacity="100%" style:font-name="Liberation Sans" fo:font-size="12pt" fo:language="en" fo:country="GB" fo:font-weight="normal" officeooo:rsid="0ed666af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3" style:family="text">
      <style:text-properties fo:color="#000000" loext:opacity="100%" style:font-name="Liberation Sans" fo:font-size="12pt" fo:language="en" fo:country="GB" fo:font-weight="normal" officeooo:rsid="01fa4bd3" fo:background-color="transparent" loext:char-shading-value="0" style:font-name-asian="HG Mincho Light J" style:font-size-asian="12pt" style:language-asian="nl" style:country-asian="NL" style:font-weight-asian="normal" style:font-name-complex="Bitstream Vera Sans" style:font-size-complex="12pt" style:language-complex="nl" style:country-complex="NL" style:font-weight-complex="normal"/>
    </style:style>
    <style:style style:name="T134" style:family="text">
      <style:text-properties fo:color="#000000" loext:opacity="100%" style:font-name="Liberation Sans" fo:font-size="12pt" fo:language="en" fo:country="GB" fo:font-weight="normal" officeooo:rsid="01e228c8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35" style:family="text">
      <style:text-properties fo:color="#000000" loext:opacity="100%" style:font-name="Liberation Sans" fo:font-size="12pt" fo:language="en" fo:country="GB" fo:font-weight="normal" officeooo:rsid="0fa57799" style:font-name-asian="HG Mincho Light J" style:font-size-asian="12pt" style:language-asian="nl" style:country-asian="NL" style:font-weight-asian="normal" style:font-name-complex="Arial Unicode MS" style:font-size-complex="12pt" style:language-complex="nl" style:country-complex="NL" style:font-weight-complex="normal"/>
    </style:style>
    <style:style style:name="T136" style:family="text">
      <style:text-properties fo:color="#000000" loext:opacity="100%" style:font-name="Liberation Sans" fo:font-size="12pt" fo:language="en" fo:country="GB" fo:font-style="normal" officeooo:rsid="0eb8b612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7" style:family="text">
      <style:text-properties fo:color="#000000" loext:opacity="100%" style:font-name="Liberation Sans" fo:font-size="12pt" fo:language="en" fo:country="GB" fo:font-style="normal" officeooo:rsid="0eb9508b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8" style:family="text">
      <style:text-properties fo:color="#000000" loext:opacity="100%" style:font-name="Liberation Sans" fo:font-size="12pt" fo:language="en" fo:country="GB" fo:font-style="normal" officeooo:rsid="0f9c0235" style:font-name-asian="HG Mincho Light J" style:font-size-asian="12pt" style:language-asian="nl" style:country-asian="NL" style:font-style-asian="normal" style:font-name-complex="Arial Unicode MS" style:font-size-complex="12pt" style:language-complex="nl" style:country-complex="NL" style:font-style-complex="normal"/>
    </style:style>
    <style:style style:name="T139" style:family="text">
      <style:text-properties fo:color="#000000" loext:opacity="100%" style:font-name="Liberation Sans" fo:font-size="12pt" fo:language="en" fo:country="GB" fo:font-style="normal" fo:font-weight="normal" officeooo:rsid="047cac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0" style:family="text">
      <style:text-properties fo:color="#000000" loext:opacity="100%" style:font-name="Liberation Sans" fo:font-size="12pt" fo:language="en" fo:country="GB" fo:font-style="normal" fo:font-weight="normal" officeooo:rsid="06af5f5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1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2" style:family="text">
      <style:text-properties fo:color="#000000" loext:opacity="100%" style:font-name="Liberation Sans" fo:font-size="12pt" fo:language="en" fo:country="GB" fo:font-style="normal" fo:font-weight="normal" officeooo:rsid="08ff7ad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3" style:family="text">
      <style:text-properties fo:color="#000000" loext:opacity="100%" style:font-name="Liberation Sans" fo:font-size="12pt" fo:language="en" fo:country="GB" fo:font-style="normal" fo:font-weight="normal" officeooo:rsid="0673d7f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4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5" style:family="text">
      <style:text-properties fo:color="#000000" loext:opacity="100%" style:font-name="Liberation Sans" fo:font-size="12pt" fo:language="en" fo:country="GB" fo:font-style="normal" fo:font-weight="normal" officeooo:rsid="0f1e3d19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6" style:family="text">
      <style:text-properties fo:color="#000000" loext:opacity="100%" style:font-name="Liberation Sans" fo:font-size="12pt" fo:language="en" fo:country="GB" fo:font-style="normal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47" style:family="text">
      <style:text-properties fo:color="#000000" loext:opacity="100%" style:font-name="Liberation Sans" fo:font-size="12pt" fo:language="en" fo:country="GB" fo:font-style="normal" fo:font-weight="normal" officeooo:rsid="06aee4f0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8" style:family="text">
      <style:text-properties fo:color="#000000" loext:opacity="100%" style:font-name="Liberation Sans" fo:font-size="12pt" fo:language="en" fo:country="GB" fo:font-style="normal" fo:font-weight="normal" officeooo:rsid="0f33614e" fo:background-color="transparent" loext:char-shading-value="0" style:font-name-asian="OpenSymbol" style:font-size-asian="12pt" style:language-asian="nl" style:country-asian="NL" style:font-style-asian="normal" style:font-weight-asian="normal" style:font-name-complex="OpenSymbol" style:font-size-complex="12pt" style:font-style-complex="normal" style:font-weight-complex="normal"/>
    </style:style>
    <style:style style:name="T149" style:family="text">
      <style:text-properties fo:color="#000000" loext:opacity="100%" style:font-name="Liberation Sans" fo:font-size="12pt" fo:language="en" fo:country="GB" fo:font-style="normal" fo:font-weight="bold" officeooo:rsid="06af5f5b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0" style:family="text">
      <style:text-properties fo:color="#000000" loext:opacity="100%" style:font-name="Liberation Sans" fo:font-size="12pt" fo:language="en" fo:country="GB" fo:font-style="normal" fo:font-weight="bold" officeooo:rsid="08ff7ad1" fo:background-color="transparent" loext:char-shading-value="0" style:font-size-asian="12pt" style:language-asian="nl" style:country-asian="NL" style:font-style-asian="normal" style:font-weight-asian="bold" style:font-name-complex="Bitstream Vera Sans" style:font-size-complex="12pt" style:font-style-complex="normal" style:font-weight-complex="bold"/>
    </style:style>
    <style:style style:name="T151" style:family="text">
      <style:text-properties fo:color="#000000" loext:opacity="100%" style:font-name="Liberation Sans" fo:font-size="12pt" fo:language="en" fo:country="GB" fo:font-style="normal" officeooo:rsid="06aee4f0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2" style:family="text">
      <style:text-properties fo:color="#000000" loext:opacity="100%" style:font-name="Liberation Sans" fo:font-size="12pt" fo:language="en" fo:country="GB" fo:font-style="normal" officeooo:rsid="0fa7bdab" fo:background-color="transparent" loext:char-shading-value="0" style:font-size-asian="12pt" style:language-asian="nl" style:country-asian="NL" style:font-style-asian="normal" style:font-name-complex="Bitstream Vera Sans" style:font-size-complex="12pt" style:font-style-complex="normal"/>
    </style:style>
    <style:style style:name="T153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c9a5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4" style:family="text">
      <style:text-properties fo:color="#000000" loext:opacity="100%" style:font-name="Liberation Sans" fo:font-size="12pt" fo:language="en" fo:country="GB" fo:font-style="normal" style:text-underline-style="solid" style:text-underline-width="auto" style:text-underline-color="font-color" fo:font-weight="normal" officeooo:rsid="0f28d107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55" style:family="text">
      <style:text-properties fo:color="#000000" loext:opacity="100%" style:font-name="Liberation Sans" fo:font-size="12pt" fo:language="en" fo:country="GB" style:font-size-asian="12pt" style:font-size-complex="12pt"/>
    </style:style>
    <style:style style:name="T156" style:family="text">
      <style:text-properties fo:color="#000000" loext:opacity="100%" style:font-name="Liberation Sans" fo:font-size="12pt" fo:language="en" fo:country="GB" officeooo:rsid="0bac438a" style:font-size-asian="12pt" style:font-size-complex="12pt"/>
    </style:style>
    <style:style style:name="T157" style:family="text">
      <style:text-properties fo:color="#000000" loext:opacity="100%" style:font-name="Liberation Sans" fo:font-size="12pt" fo:language="en" fo:country="GB" officeooo:rsid="0f43ca98" style:font-size-asian="12pt" style:font-size-complex="12pt"/>
    </style:style>
    <style:style style:name="T158" style:family="text">
      <style:text-properties fo:color="#000000" loext:opacity="100%" style:font-name="Liberation Sans" fo:font-size="12pt" fo:language="en" fo:country="GB" officeooo:rsid="0f5d8a12" style:font-size-asian="12pt" style:font-size-complex="12pt"/>
    </style:style>
    <style:style style:name="T159" style:family="text">
      <style:text-properties fo:color="#000000" loext:opacity="100%" style:font-name="Liberation Sans" fo:font-size="12pt" fo:language="en" fo:country="GB" officeooo:rsid="004804ae" style:font-size-asian="12pt" style:font-size-complex="12pt"/>
    </style:style>
    <style:style style:name="T160" style:family="text">
      <style:text-properties fo:color="#000000" loext:opacity="100%" style:font-name="Liberation Sans" fo:font-size="12pt" fo:language="en" fo:country="GB" fo:font-weight="bold" officeooo:rsid="0bb6b669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1" style:family="text">
      <style:text-properties fo:color="#000000" loext:opacity="100%" style:font-name="Liberation Sans" fo:font-size="12pt" fo:language="en" fo:country="GB" fo:font-weight="bold" officeooo:rsid="0f43ca98" style:font-name-asian="HG Mincho Light J" style:font-size-asian="12pt" style:language-asian="nl" style:country-asian="NL" style:font-weight-asian="bold" style:font-name-complex="Arial Unicode MS" style:font-size-complex="12pt" style:language-complex="nl" style:country-complex="NL" style:font-weight-complex="bold"/>
    </style:style>
    <style:style style:name="T162" style:family="text">
      <style:text-properties fo:color="#000000" loext:opacity="100%" style:font-name="Liberation Sans" fo:font-size="12pt" fo:language="en" fo:country="GB" officeooo:rsid="0ed666af" style:font-name-asian="HG Mincho Light J" style:font-size-asian="12pt" style:language-asian="nl" style:country-asian="NL" style:font-name-complex="Arial Unicode MS" style:font-size-complex="12pt" style:language-complex="nl" style:country-complex="NL"/>
    </style:style>
    <style:style style:name="T163" style:family="text">
      <style:text-properties fo:color="#000000" loext:opacity="100%" style:font-name="Liberation Sans" fo:font-size="12pt" fo:language="en" fo:country="GB" fo:background-color="#ffff00" loext:char-shading-value="0" style:font-size-asian="12pt" style:font-size-complex="12pt"/>
    </style:style>
    <style:style style:name="T164" style:family="text">
      <style:text-properties fo:color="#000000" loext:opacity="100%" style:font-name="Liberation Sans" fo:font-size="10pt" officeooo:rsid="0b8e0034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5" style:family="text">
      <style:text-properties fo:color="#000000" loext:opacity="100%" style:font-name="Liberation Sans" fo:font-size="10pt" officeooo:rsid="0fa20b18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6" style:family="text">
      <style:text-properties fo:color="#000000" loext:opacity="100%" style:font-name="Liberation Sans" fo:font-size="10pt" fo:language="en" fo:country="GB" officeooo:rsid="0ed47f8c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7" style:family="text">
      <style:text-properties fo:color="#000000" loext:opacity="100%" style:font-name="Liberation Sans" fo:font-size="10pt" fo:language="en" fo:country="GB" officeooo:rsid="0ed666af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8" style:family="text">
      <style:text-properties fo:color="#000000" loext:opacity="100%" style:font-name="Liberation Sans" fo:font-size="10pt" fo:language="en" fo:country="GB" officeooo:rsid="0e904edb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69" style:family="text">
      <style:text-properties fo:color="#000000" loext:opacity="100%" style:font-name="Liberation Sans" fo:font-size="10pt" fo:language="en" fo:country="GB" officeooo:rsid="0f654262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0" style:family="text">
      <style:text-properties fo:color="#000000" loext:opacity="100%" style:font-name="Liberation Sans" fo:font-size="10pt" fo:language="en" fo:country="GB" officeooo:rsid="0f7e1213" style:font-name-asian="HG Mincho Light J" style:font-size-asian="10pt" style:language-asian="nl" style:country-asian="NL" style:font-name-complex="Arial Unicode MS" style:font-size-complex="10pt" style:language-complex="nl" style:country-complex="NL"/>
    </style:style>
    <style:style style:name="T171" style:family="text">
      <style:text-properties fo:color="#000000" loext:opacity="100%" style:font-name="Liberation Sans" fo:font-size="10pt" fo:language="en" fo:country="GB" fo:font-weight="normal" officeooo:rsid="0ed666af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2" style:family="text">
      <style:text-properties fo:color="#000000" loext:opacity="100%" style:font-name="Liberation Sans" fo:font-size="10pt" fo:language="en" fo:country="GB" fo:font-weight="normal" officeooo:rsid="01fa4bd3" fo:background-color="transparent" loext:char-shading-value="0" style:font-name-asian="HG Mincho Light J" style:font-size-asian="10pt" style:language-asian="nl" style:country-asian="NL" style:font-weight-asian="normal" style:font-name-complex="Bitstream Vera Sans" style:font-size-complex="10pt" style:language-complex="nl" style:country-complex="NL" style:font-weight-complex="normal"/>
    </style:style>
    <style:style style:name="T173" style:family="text">
      <style:text-properties fo:color="#000000" loext:opacity="100%" fo:font-style="normal" fo:font-weight="bold" officeooo:rsid="0673d7fc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4" style:family="text">
      <style:text-properties fo:color="#000000" loext:opacity="100%" fo:font-style="normal" fo:font-weight="bold" officeooo:rsid="0b0f3a36" style:language-asian="nl" style:country-asian="NL" style:font-style-asian="normal" style:font-weight-asian="bold" style:font-name-complex="Bitstream Vera Sans" style:font-style-complex="normal" style:font-weight-complex="bold"/>
    </style:style>
    <style:style style:name="T175" style:family="text">
      <style:text-properties fo:color="#000000" loext:opacity="100%" fo:font-style="normal" fo:font-weight="normal" officeooo:rsid="0673d7fc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6" style:family="text">
      <style:text-properties fo:color="#000000" loext:opacity="100%" fo:font-style="normal" fo:font-weight="normal" officeooo:rsid="0b0f3a36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7" style:family="text">
      <style:text-properties fo:color="#000000" loext:opacity="100%" fo:font-style="normal" fo:font-weight="normal" officeooo:rsid="06aee4f0" style:font-name-asian="OpenSymbol" style:language-asian="nl" style:country-asian="NL" style:font-style-asian="normal" style:font-weight-asian="normal" style:font-name-complex="OpenSymbol" style:font-style-complex="normal" style:font-weight-complex="normal"/>
    </style:style>
    <style:style style:name="T178" style:family="text">
      <style:text-properties fo:color="#000000" loext:opacity="100%" fo:font-style="normal" fo:font-weight="normal" officeooo:rsid="0673d7fc" style:font-name-asian="OpenSymbol" style:language-asian="nl" style:country-asian="NL" style:font-style-asian="normal" style:font-weight-asian="normal" style:font-name-complex="Bitstream Vera Sans" style:font-style-complex="normal" style:font-weight-complex="normal"/>
    </style:style>
    <style:style style:name="T179" style:family="text">
      <style:text-properties fo:color="#000000" loext:opacity="100%" fo:language="en" fo:country="GB" fo:font-weight="normal" officeooo:rsid="01fa4bd3" fo:background-color="transparent" loext:char-shading-value="0" style:font-name-asian="HG Mincho Light J" style:language-asian="nl" style:country-asian="NL" style:font-weight-asian="normal" style:font-name-complex="Bitstream Vera Sans" style:language-complex="nl" style:country-complex="NL" style:font-weight-complex="normal"/>
    </style:style>
    <style:style style:name="T180" style:family="text">
      <style:text-properties fo:color="#000000" loext:opacity="100%" fo:language="en" fo:country="GB" fo:font-weight="normal" officeooo:rsid="0ed666af" fo:background-color="transparent" loext:char-shading-value="0" style:font-name-asian="HG Mincho Light J" style:language-asian="nl" style:country-asian="NL" style:font-weight-asian="normal" style:font-name-complex="Arial Unicode MS" style:language-complex="nl" style:country-complex="NL" style:font-weight-complex="normal"/>
    </style:style>
    <style:style style:name="T181" style:family="text">
      <style:text-properties fo:color="#000000" loext:opacity="100%" fo:language="en" fo:country="GB" fo:font-weight="normal" officeooo:rsid="02eddb5a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2" style:family="text">
      <style:text-properties fo:color="#000000" loext:opacity="100%" fo:language="en" fo:country="GB" fo:font-weight="normal" officeooo:rsid="02e5ade6" fo:background-color="transparent" loext:char-shading-value="0" style:language-asian="nl" style:country-asian="NL" style:font-weight-asian="normal" style:font-name-complex="Bitstream Vera Sans" style:font-weight-complex="normal"/>
    </style:style>
    <style:style style:name="T183" style:family="text">
      <style:text-properties style:text-line-through-style="none" style:text-line-through-type="none" style:font-name="Liberation Sans" fo:font-size="12pt" fo:language="en" fo:country="GB" style:text-underline-style="none" fo:font-weight="normal" style:font-size-asian="12pt" style:font-weight-asian="normal" style:font-size-complex="12pt" style:font-weight-complex="normal"/>
    </style:style>
    <style:style style:name="T184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0bddfbe" style:font-size-asian="12pt" style:font-weight-asian="normal" style:font-size-complex="12pt" style:font-weight-complex="normal"/>
    </style:style>
    <style:style style:name="T185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302ebd2" style:font-size-asian="12pt" style:font-weight-asian="normal" style:font-size-complex="12pt" style:font-weight-complex="normal"/>
    </style:style>
    <style:style style:name="T186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45931e" style:font-size-asian="12pt" style:font-weight-asian="normal" style:font-size-complex="12pt" style:font-weight-complex="normal"/>
    </style:style>
    <style:style style:name="T187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753f10" style:font-size-asian="12pt" style:font-weight-asian="normal" style:font-size-complex="12pt" style:font-weight-complex="normal"/>
    </style:style>
    <style:style style:name="T188" style:family="text">
      <style:text-properties style:text-line-through-style="none" style:text-line-through-type="none" style:font-name="Liberation Sans" fo:font-size="12pt" fo:language="en" fo:country="GB" style:text-underline-style="none" fo:font-weight="normal" officeooo:rsid="0faf7bca" style:font-size-asian="12pt" style:font-weight-asian="normal" style:font-size-complex="12pt" style:font-weight-complex="normal"/>
    </style:style>
    <style:style style:name="T189" style:family="text">
      <style:text-properties style:text-line-through-style="none" style:text-line-through-type="none" style:font-name="Liberation Sans" fo:font-size="12pt" fo:language="en" fo:country="GB" style:text-underline-style="none" officeooo:rsid="06a75228" style:font-size-asian="12pt" style:font-size-complex="12pt"/>
    </style:style>
    <style:style style:name="T190" style:family="text">
      <style:text-properties style:text-line-through-style="none" style:text-line-through-type="none" style:font-name="Liberation Sans" fo:font-size="12pt" fo:language="en" fo:country="GB" style:text-underline-style="none" officeooo:rsid="0895525b" style:font-size-asian="12pt" style:font-size-complex="12pt"/>
    </style:style>
    <style:style style:name="T191" style:family="text">
      <style:text-properties style:text-line-through-style="none" style:text-line-through-type="none" style:font-name="Liberation Sans" fo:font-size="12pt" fo:language="en" fo:country="GB" style:text-underline-style="none" officeooo:rsid="0f5e1135" style:font-size-asian="12pt" style:font-size-complex="12pt"/>
    </style:style>
    <style:style style:name="T192" style:family="text">
      <style:text-properties style:text-line-through-style="none" style:text-line-through-type="none" style:font-name="Liberation Sans" fo:font-size="12pt" fo:language="en" fo:country="GB" style:text-underline-style="none" officeooo:rsid="0f5ebf2a" style:font-size-asian="12pt" style:font-size-complex="12pt"/>
    </style:style>
    <style:style style:name="T193" style:family="text">
      <style:text-properties style:text-line-through-style="none" style:text-line-through-type="none" style:font-name="Liberation Sans" fo:font-size="12pt" fo:language="en" fo:country="GB" style:text-underline-style="none" officeooo:rsid="0fa3d19a" style:font-size-asian="12pt" style:font-size-complex="12pt"/>
    </style:style>
    <style:style style:name="T194" style:family="text">
      <style:text-properties style:text-line-through-style="none" style:text-line-through-type="none" style:font-name="Liberation Sans" fo:font-size="12pt" fo:language="en" fo:country="GB" style:text-underline-style="none" fo:font-weight="bold" style:font-size-asian="12pt" style:font-weight-asian="bold" style:font-size-complex="12pt" style:font-weight-complex="bold"/>
    </style:style>
    <style:style style:name="T195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6a75228" style:font-size-asian="12pt" style:font-weight-asian="bold" style:font-size-complex="12pt" style:font-weight-complex="bold"/>
    </style:style>
    <style:style style:name="T196" style:family="text">
      <style:text-properties style:text-line-through-style="none" style:text-line-through-type="none" style:font-name="Liberation Sans" fo:font-size="12pt" fo:language="en" fo:country="GB" style:text-underline-style="none" fo:font-weight="bold" officeooo:rsid="0f5e1135" style:font-size-asian="12pt" style:font-weight-asian="bold" style:font-size-complex="12pt" style:font-weight-complex="bold"/>
    </style:style>
    <style:style style:name="T197" style:family="text">
      <style:text-properties style:text-line-through-style="none" style:text-line-through-type="none" style:font-name="Liberation Sans" fo:font-size="12pt" fo:language="en" fo:country="GB" fo:font-weight="bold" officeooo:rsid="092e0179" fo:background-color="transparent" loext:char-shading-value="0" style:font-name-asian="DejaVu Sans" style:font-weight-asian="bold" style:language-complex="nl" style:country-complex="NL" style:font-weight-complex="bold"/>
    </style:style>
    <style:style style:name="T198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1cca9fb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199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38c274c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0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d13031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1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fc947d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02" style:family="text">
      <style:text-properties style:text-line-through-style="none" style:text-line-through-type="none" style:font-name="Liberation Sans" fo:language="en" fo:country="GB" fo:font-style="normal" style:text-underline-style="none" fo:font-weight="normal" officeooo:rsid="0f6ded3b" style:font-name-asian="DejaVu Sans" style:language-asian="nl" style:country-asian="NL" style:font-style-asian="normal" style:font-weight-asian="normal" style:font-name-complex="Bitstream Vera Sans" style:font-size-complex="12pt" style:language-complex="nl" style:country-complex="NL" style:font-style-complex="normal" style:font-weight-complex="normal"/>
    </style:style>
    <style:style style:name="T203" style:family="text">
      <style:text-properties style:use-window-font-color="true" loext:opacity="0%" style:font-name="Liberation Sans" fo:font-size="12pt" fo:language="en" fo:country="GB" fo:font-weight="normal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4" style:family="text">
      <style:text-properties style:use-window-font-color="true" loext:opacity="0%" style:font-name="Liberation Sans" fo:font-size="12pt" fo:language="en" fo:country="GB" fo:font-weight="normal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5" style:family="text">
      <style:text-properties style:use-window-font-color="true" loext:opacity="0%" style:font-name="Liberation Sans" fo:font-size="12pt" fo:language="en" fo:country="GB" fo:font-weight="normal" officeooo:rsid="0efd8e5c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6" style:family="text">
      <style:text-properties style:use-window-font-color="true" loext:opacity="0%" style:font-name="Liberation Sans" fo:font-size="12pt" fo:language="en" fo:country="GB" fo:font-weight="normal" officeooo:rsid="0f917d0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7" style:family="text">
      <style:text-properties style:use-window-font-color="true" loext:opacity="0%" style:font-name="Liberation Sans" fo:font-size="12pt" fo:language="en" fo:country="GB" fo:font-weight="normal" officeooo:rsid="107342ee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8" style:family="text">
      <style:text-properties style:use-window-font-color="true" loext:opacity="0%" style:font-name="Liberation Sans" fo:font-size="12pt" fo:language="en" fo:country="GB" fo:font-weight="normal" officeooo:rsid="065d0153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09" style:family="text">
      <style:text-properties style:use-window-font-color="true" loext:opacity="0%" style:font-name="Liberation Sans" fo:font-size="12pt" fo:language="en" fo:country="GB" fo:font-weight="normal" officeooo:rsid="0f2ab516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0" style:family="text">
      <style:text-properties style:use-window-font-color="true" loext:opacity="0%" style:font-name="Liberation Sans" fo:font-size="12pt" fo:language="en" fo:country="GB" fo:font-weight="normal" officeooo:rsid="10753e62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1" style:family="text">
      <style:text-properties style:use-window-font-color="true" loext:opacity="0%" style:font-name="Liberation Sans" fo:font-size="12pt" fo:language="en" fo:country="GB" fo:font-weight="normal" officeooo:rsid="10723cf1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2" style:family="text">
      <style:text-properties style:use-window-font-color="true" loext:opacity="0%" style:font-name="Liberation Sans" fo:font-size="12pt" fo:language="en" fo:country="GB" fo:font-weight="normal" officeooo:rsid="0fb1eef7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3" style:family="text">
      <style:text-properties style:use-window-font-color="true" loext:opacity="0%" style:font-name="Liberation Sans" fo:font-size="12pt" fo:language="en" fo:country="GB" style:font-size-asian="12pt" style:font-size-complex="12pt"/>
    </style:style>
    <style:style style:name="T214" style:family="text">
      <style:text-properties style:use-window-font-color="true" loext:opacity="0%" style:font-name="Liberation Sans" fo:font-size="12pt" fo:language="en" fo:country="GB" officeooo:rsid="065d0153" style:font-size-asian="12pt" style:language-asian="nl" style:country-asian="NL" style:font-name-complex="Bitstream Vera Sans" style:font-size-complex="12pt"/>
    </style:style>
    <style:style style:name="T215" style:family="text">
      <style:text-properties style:use-window-font-color="true" loext:opacity="0%" style:font-name="Liberation Sans" fo:font-size="12pt" fo:language="en" fo:country="GB" officeooo:rsid="0e031d57" style:font-size-asian="12pt" style:language-asian="nl" style:country-asian="NL" style:font-name-complex="Bitstream Vera Sans" style:font-size-complex="12pt"/>
    </style:style>
    <style:style style:name="T216" style:family="text">
      <style:text-properties style:use-window-font-color="true" loext:opacity="0%" style:font-name="Liberation Sans" fo:font-size="12pt" fo:language="en" fo:country="GB" officeooo:rsid="0f292675" style:font-size-asian="12pt" style:language-asian="nl" style:country-asian="NL" style:font-name-complex="Bitstream Vera Sans" style:font-size-complex="12pt"/>
    </style:style>
    <style:style style:name="T217" style:family="text">
      <style:text-properties style:use-window-font-color="true" loext:opacity="0%" style:font-name="Liberation Sans" fo:font-size="12pt" fo:language="en" fo:country="GB" officeooo:rsid="0efd8e5c" style:font-size-asian="12pt" style:language-asian="nl" style:country-asian="NL" style:font-name-complex="Bitstream Vera Sans" style:font-size-complex="12pt"/>
    </style:style>
    <style:style style:name="T218" style:family="text">
      <style:text-properties style:use-window-font-color="true" loext:opacity="0%" style:font-name="Liberation Sans" fo:font-size="12pt" fo:language="en" fo:country="GB" style:font-size-asian="12pt" style:language-asian="nl" style:country-asian="NL" style:font-weight-asian="normal" style:font-name-complex="Bitstream Vera Sans" style:font-size-complex="12pt" style:font-weight-complex="normal"/>
    </style:style>
    <style:style style:name="T219" style:family="text">
      <style:text-properties style:use-window-font-color="true" loext:opacity="0%" style:font-name="Liberation Sans" fo:font-size="12pt" fo:language="en" fo:country="GB" officeooo:rsid="046ccdc8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0" style:family="text">
      <style:text-properties style:use-window-font-color="true" loext:opacity="0%" style:font-name="Liberation Sans" fo:font-size="12pt" fo:language="en" fo:country="GB" officeooo:rsid="0e050851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1" style:family="text">
      <style:text-properties style:use-window-font-color="true" loext:opacity="0%" style:font-name="Liberation Sans" fo:font-size="12pt" fo:language="en" fo:country="GB" officeooo:rsid="0efd8e5c" style:font-name-asian="HG Mincho Light J" style:font-size-asian="12pt" style:language-asian="nl" style:country-asian="NL" style:font-name-complex="Bitstream Vera Sans" style:font-size-complex="12pt" style:language-complex="nl" style:country-complex="NL"/>
    </style:style>
    <style:style style:name="T222" style:family="text">
      <style:text-properties style:use-window-font-color="true" loext:opacity="0%" style:font-name="Liberation Sans" fo:font-size="12pt" fo:language="en" fo:country="GB" fo:background-color="transparent" loext:char-shading-value="0" style:font-size-asian="12pt" style:language-asian="nl" style:country-asian="NL" style:font-weight-asian="normal" style:font-name-complex="Bitstream Vera Sans" style:font-size-complex="12pt" style:font-weight-complex="normal"/>
    </style:style>
    <style:style style:name="T223" style:family="text">
      <style:text-properties style:use-window-font-color="true" loext:opacity="0%" style:font-name="Liberation Sans" fo:font-size="12pt" fo:language="en" fo:country="GB" fo:font-style="normal" fo:font-weight="normal" officeooo:rsid="0efd8e5c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4" style:family="text">
      <style:text-properties style:use-window-font-color="true" loext:opacity="0%" style:font-name="Liberation Sans" fo:font-size="12pt" fo:language="en" fo:country="GB" fo:font-style="normal" fo:font-weight="normal" officeooo:rsid="065d0153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5" style:family="text">
      <style:text-properties style:use-window-font-color="true" loext:opacity="0%" style:font-name="Liberation Sans" fo:font-size="12pt" fo:language="en" fo:country="GB" fo:font-style="normal" fo:font-weight="normal" officeooo:rsid="0660772e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6" style:family="text">
      <style:text-properties style:use-window-font-color="true" loext:opacity="0%" style:font-name="Liberation Sans" fo:font-size="12pt" fo:language="en" fo:country="GB" fo:font-style="normal" fo:font-weight="normal" officeooo:rsid="0e050851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7" style:family="text">
      <style:text-properties style:use-window-font-color="true" loext:opacity="0%" style:font-name="Liberation Sans" fo:font-size="12pt" fo:language="en" fo:country="GB" fo:font-style="normal" fo:font-weight="normal" officeooo:rsid="0e38846b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8" style:family="text">
      <style:text-properties style:use-window-font-color="true" loext:opacity="0%" style:font-name="Liberation Sans" fo:font-size="12pt" fo:language="en" fo:country="GB" fo:font-style="normal" fo:font-weight="normal" officeooo:rsid="0f2dc7e0" fo:background-color="transparent" loext:char-shading-value="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29" style:family="text">
      <style:text-properties style:use-window-font-color="true" loext:opacity="0%" style:font-name="Liberation Sans" fo:font-size="12pt" fo:language="en" fo:country="GB" fo:font-style="normal" fo:font-weight="normal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0" style:family="text">
      <style:text-properties style:use-window-font-color="true" loext:opacity="0%" style:font-name="Liberation Sans" fo:font-size="12pt" fo:language="en" fo:country="GB" fo:font-style="normal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1" style:family="text">
      <style:text-properties style:use-window-font-color="true" loext:opacity="0%" style:font-name="Liberation Sans" fo:font-size="12pt" fo:language="en" fo:country="GB" fo:font-style="normal" officeooo:rsid="0f15d6d0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2" style:family="text">
      <style:text-properties style:use-window-font-color="true" loext:opacity="0%" style:font-name="Liberation Sans" fo:font-size="12pt" fo:language="en" fo:country="GB" fo:font-style="normal" officeooo:rsid="0f2ab516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3" style:family="text">
      <style:text-properties style:use-window-font-color="true" loext:opacity="0%" style:font-name="Liberation Sans" fo:font-size="12pt" fo:language="en" fo:country="GB" fo:font-style="normal" style:font-size-asian="12pt" style:language-asian="nl" style:country-asian="NL" style:font-style-asian="normal" style:font-size-complex="12pt" style:font-style-complex="normal"/>
    </style:style>
    <style:style style:name="T234" style:family="text">
      <style:text-properties style:use-window-font-color="true" loext:opacity="0%" style:font-name="Liberation Sans" fo:font-size="12pt" fo:language="en" fo:country="GB" fo:font-style="normal" officeooo:rsid="0efd8e5c" style:font-size-asian="12pt" style:language-asian="nl" style:country-asian="NL" style:font-style-asian="normal" style:font-size-complex="12pt" style:font-style-complex="normal"/>
    </style:style>
    <style:style style:name="T235" style:family="text">
      <style:text-properties style:use-window-font-color="true" loext:opacity="0%" style:font-name="Liberation Sans" fo:font-size="12pt" fo:language="en" fo:country="GB" fo:font-style="normal" officeooo:rsid="0f30f9d2" style:font-size-asian="12pt" style:language-asian="nl" style:country-asian="NL" style:font-style-asian="normal" style:font-size-complex="12pt" style:font-style-complex="normal"/>
    </style:style>
    <style:style style:name="T236" style:family="text">
      <style:text-properties style:use-window-font-color="true" loext:opacity="0%" style:font-name="Liberation Sans" fo:font-size="12pt" fo:language="en" fo:country="GB" fo:font-style="normal" style:text-underline-style="none" officeooo:rsid="0f0ca65a" style:font-size-asian="12pt" style:language-asian="nl" style:country-asian="NL" style:font-style-asian="normal" style:font-weight-asian="normal" style:font-name-complex="Bitstream Vera Sans" style:font-size-complex="12pt" style:font-style-complex="normal" style:font-weight-complex="normal"/>
    </style:style>
    <style:style style:name="T237" style:family="text">
      <style:text-properties style:use-window-font-color="true" loext:opacity="0%" style:font-name="Liberation Sans" fo:font-size="12pt" fo:language="en" fo:country="GB" fo:font-style="normal" officeooo:rsid="0efd8e5c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8" style:family="text">
      <style:text-properties style:use-window-font-color="true" loext:opacity="0%" style:font-name="Liberation Sans" fo:font-size="12pt" fo:language="en" fo:country="GB" fo:font-style="normal" officeooo:rsid="065d0153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39" style:family="text">
      <style:text-properties style:use-window-font-color="true" loext:opacity="0%" style:font-name="Liberation Sans" fo:font-size="12pt" fo:language="en" fo:country="GB" fo:font-style="normal" officeooo:rsid="0f2ab516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0" style:family="text">
      <style:text-properties style:use-window-font-color="true" loext:opacity="0%" style:font-name="Liberation Sans" fo:font-size="12pt" fo:language="en" fo:country="GB" fo:font-style="normal" officeooo:rsid="10753e62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1" style:family="text">
      <style:text-properties style:use-window-font-color="true" loext:opacity="0%" style:font-name="Liberation Sans" fo:font-size="12pt" fo:language="en" fo:country="GB" fo:font-style="normal" officeooo:rsid="10723cf1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2" style:family="text">
      <style:text-properties style:use-window-font-color="true" loext:opacity="0%" style:font-name="Liberation Sans" fo:font-size="12pt" fo:language="en" fo:country="GB" fo:font-style="normal" officeooo:rsid="0fb1eef7" style:font-name-asian="HG Mincho Light J" style:font-size-asian="12pt" style:language-asian="nl" style:country-asian="NL" style:font-style-asian="normal" style:font-name-complex="Bitstream Vera Sans" style:font-size-complex="12pt" style:language-complex="nl" style:country-complex="NL" style:font-style-complex="normal"/>
    </style:style>
    <style:style style:name="T243" style:family="text">
      <style:text-properties fo:color="#000080" loext:opacity="100%" style:text-line-through-style="none" style:text-line-through-type="none" style:font-name="Ubuntu1" fo:font-size="10pt" fo:language="en" fo:country="GB" fo:font-style="normal" style:text-underline-style="solid" style:text-underline-width="auto" style:text-underline-color="font-color" fo:font-weight="normal" officeooo:rsid="0e80285f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4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d96edb7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5" style:family="text">
      <style:text-properties fo:color="#000080" loext:opacity="100%" style:text-line-through-style="none" style:text-line-through-type="none" style:font-name="Liberation Sans" fo:font-size="10pt" fo:language="en" fo:country="GB" fo:font-style="normal" style:text-underline-style="solid" style:text-underline-width="auto" style:text-underline-color="font-color" fo:font-weight="normal" officeooo:rsid="087130d4" fo:background-color="transparent" loext:char-shading-value="0" style:font-size-asian="10pt" style:language-asian="nl" style:country-asian="NL" style:font-style-asian="normal" style:font-weight-asian="normal" style:font-name-complex="Bitstream Vera Sans" style:font-size-complex="10pt" style:font-style-complex="normal" style:font-weight-complex="normal"/>
    </style:style>
    <style:style style:name="T246" style:family="text">
      <style:text-properties fo:font-size="8pt" style:font-size-asian="8pt" style:font-size-complex="8pt" loext:padding="0.049cm" loext:border="0.31pt solid #000000"/>
    </style:style>
    <style:style style:name="T247" style:family="text">
      <style:text-properties fo:font-size="10pt" fo:language="en" fo:country="GB" officeooo:rsid="0cf7e116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8" style:family="text">
      <style:text-properties fo:font-size="10pt" fo:language="en" fo:country="GB" officeooo:rsid="0e533527" fo:background-color="transparent" loext:char-shading-value="0" style:font-name-asian="HG Mincho Light J" style:font-size-asian="10pt" style:language-asian="nl" style:country-asian="NL" style:font-style-asian="italic" style:font-weight-asian="normal" style:font-name-complex="Arial Unicode MS" style:font-size-complex="10pt" style:language-complex="nl" style:country-complex="NL" style:font-style-complex="italic" style:font-weight-complex="normal"/>
    </style:style>
    <style:style style:name="T249" style:family="text">
      <style:text-properties fo:language="en" fo:country="GB"/>
    </style:style>
    <style:style style:name="T250" style:family="text">
      <style:text-properties fo:language="en" fo:country="GB" officeooo:rsid="0e83c34e"/>
    </style:style>
    <style:style style:name="T251" style:family="text">
      <style:text-properties fo:language="en" fo:country="GB" officeooo:rsid="0f60263c" style:language-asian="nl" style:country-asian="NL" style:font-style-asian="italic" style:font-weight-asian="normal" style:font-name-complex="Bitstream Vera Sans" style:font-size-complex="12pt" style:font-style-complex="italic" style:font-weight-complex="normal"/>
    </style:style>
    <style:style style:name="T252" style:family="text">
      <style:text-properties fo:language="en" fo:country="GB" officeooo:rsid="0f28d107"/>
    </style:style>
    <style:style style:name="T253" style:family="text">
      <style:text-properties officeooo:rsid="0f981b1c"/>
    </style:style>
    <style:style style:name="T254" style:family="text">
      <style:text-properties officeooo:rsid="0faa7573"/>
    </style:style>
    <text:list-style style:name="L1">
      <text:list-level-style-number text:level="1" text:style-name="Numbering_20_Symbols" loext:num-list-format="%1%" style:num-format="1">
        <style:list-level-properties text:min-label-width="0.499cm"/>
      </text:list-level-style-number>
      <text:list-level-style-bullet text:level="2" text:style-name="Bullet_20_Symbols" loext:num-list-format="%2%" text:bullet-char="">
        <style:list-level-properties text:space-before="0.45cm" text:min-label-width="0.6cm"/>
        <style:text-properties style:font-name="C059"/>
      </text:list-level-style-bullet>
      <text:list-level-style-number text:level="3" text:style-name="Numbering_20_Symbols" loext:num-list-format="%1%.%2%.%3% □ " style:num-suffix=" □ " style:num-format="1" text:display-levels="3">
        <style:list-level-properties text:space-before="0.5cm" text:min-label-width="1.349cm"/>
      </text:list-level-style-number>
      <text:list-level-style-number text:level="4" text:style-name="Numbering_20_Symbols" loext:num-list-format=" %1%.%2%.%3%.%4% " style:num-prefix=" " style:num-suffix=" " style:num-format="1" text:display-levels="4">
        <style:list-level-properties text:space-before="0.749cm" text:min-label-width="0.75cm"/>
      </text:list-level-style-number>
      <text:list-level-style-number text:level="5" text:style-name="Numbering_20_Symbols" loext:num-list-format=" %1%.%2%.%3%.%4%.%5% " style:num-prefix=" " style:num-suffix=" " style:num-format="1" text:display-levels="5">
        <style:list-level-properties text:space-before="1cm" text:min-label-width="1cm"/>
      </text:list-level-style-number>
      <text:list-level-style-number text:level="6" text:style-name="Numbering_20_Symbols" loext:num-list-format=" %1%.%2%.%3%.%4%.%5%.%6% " style:num-prefix=" " style:num-suffix=" " style:num-format="1" text:display-levels="6">
        <style:list-level-properties text:space-before="1.5cm" text:min-label-width="1.499cm"/>
      </text:list-level-style-number>
      <text:list-level-style-number text:level="7" text:style-name="Numbering_20_Symbols" loext:num-list-format=" %1%.%2%.%3%.%4%.%5%.%6%.%7% " style:num-prefix=" " style:num-suffix=" " style:num-format="1" text:display-levels="7">
        <style:list-level-properties text:space-before="4.445cm" text:min-label-width="0.635cm"/>
      </text:list-level-style-number>
      <text:list-level-style-number text:level="8" text:style-name="Numbering_20_Symbols" loext:num-list-format=" %1%.%2%.%3%.%4%.%5%.%6%.%7%.%8% " style:num-prefix=" " style:num-suffix=" " style:num-format="1" text:display-levels="8">
        <style:list-level-properties text:space-before="5.08cm" text:min-label-width="0.635cm"/>
      </text:list-level-style-number>
      <text:list-level-style-number text:level="9" text:style-name="Numbering_20_Symbols" loext:num-list-format=" %1%.%2%.%3%.%4%.%5%.%6%.%7%.%8%.%9% " style:num-prefix=" " style:num-suffix=" " style:num-format="1" text:display-levels="9">
        <style:list-level-properties text:space-before="5.715cm" text:min-label-width="0.635cm"/>
      </text:list-level-style-number>
      <text:list-level-style-number text:level="10" text:style-name="Numbering_20_Symbols" loext:num-list-format=" %1%.%2%.%3%.%4%.%5%.%6%.%7%.%8%.%9%.%10% " style:num-prefix=" " style:num-suffix=" " style:num-format="1" text:display-levels="10">
        <style:list-level-properties text:space-before="6.35cm" text:min-label-width="0.635cm"/>
      </text:list-level-style-number>
    </text:list-style>
    <style:style style:name="gr1" style:family="graphic">
      <style:graphic-properties draw:textarea-vertical-align="middle" style:wrap="run-through" style:number-wrapped-paragraphs="no-limit" style:vertical-pos="middle" style:vertical-rel="line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fo:border="solid" style:wrap="run-through" style:number-wrapped-paragraphs="no-limit" style:vertical-pos="from-top" style:horizontal-pos="from-left" style:horizontal-rel="paragraph" draw:wrap-influence-on-position="once-concurrent" loext:allow-overlap="true" style:flow-with-text="false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>
        <form:form form:name="Formulier" form:apply-filter="true" form:command-type="table" form:control-implementation="ooo:com.sun.star.form.component.Form" office:target-frame="">
          <form:properties>
            <form:property form:property-name="PropertyChangeNotificationEnabled" office:value-type="boolean" office:boolean-value="true"/>
            <form:property form:property-name="TargetURL" office:value-type="string" office:string-value=""/>
          </form:properties>
          <form:checkbox form:name="Keuzevak 1" form:control-implementation="ooo:com.sun.star.form.component.CheckBox" xml:id="control1" form:id="control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" form:id="control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3" form:id="control3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4" form:id="control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5" form:id="control5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6" form:id="control6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Computernaam" form:control-implementation="ooo:com.sun.star.form.component.TextField" xml:id="control7" form:id="control7" form:tab-index="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unieke naam van de computer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8" form:id="control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9" form:id="control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0" form:id="control1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1" form:id="control1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" form:control-implementation="ooo:com.sun.star.form.component.TextField" xml:id="control12" form:id="control12" form:tab-index="1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volledige naam, bijv. Jan Stek"/>
              <form:property form:property-name="ObjIDinMSO" office:value-type="float" office:value="0"/>
            </form:properties>
          </form:text>
          <form:text form:name="Gebruikersnaam" form:control-implementation="ooo:com.sun.star.form.component.TextField" xml:id="control13" form:id="control13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8" form:control-implementation="ooo:com.sun.star.form.component.CheckBox" xml:id="control14" form:id="control14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text form:name="Gebruikersnaam" form:control-implementation="ooo:com.sun.star.form.component.TextField" xml:id="control15" form:id="control15" form:tab-index="2" form:input-required="false" form:convert-empty-to-null="true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TextField"/>
              <form:property form:property-name="HelpText" office:value-type="string" office:string-value="korte naam, bijv. jan"/>
              <form:property form:property-name="ObjIDinMSO" office:value-type="float" office:value="0"/>
            </form:properties>
          </form:text>
          <form:checkbox form:name="Keuzevak 1" form:control-implementation="ooo:com.sun.star.form.component.CheckBox" xml:id="control16" form:id="control16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7" form:id="control17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8" form:id="control18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19" form:id="control19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0" form:id="control20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1" form:id="control21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  <form:checkbox form:name="Keuzevak 1" form:control-implementation="ooo:com.sun.star.form.component.CheckBox" xml:id="control22" form:id="control22" form:label="Keuzevak" form:tab-index="14" form:visual-effect="flat" form:input-required="false" form:image-position="center">
            <form:properties>
              <form:property form:property-name="ControlTypeinMSO" office:value-type="float" office:value="0"/>
              <form:property form:property-name="DefaultControl" office:value-type="string" office:string-value="com.sun.star.form.control.CheckBox"/>
              <form:property form:property-name="ObjIDinMSO" office:value-type="float" office:value="0"/>
              <form:property form:property-name="SecondaryRefValue" office:value-type="string" office:string-value=""/>
            </form:properties>
          </form:checkbox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Desktop" text:name="Edition"/>
        <text:user-field-decl office:value-type="string" office:string-value="Ubuntu" text:name="Distro"/>
        <text:user-field-decl office:value-type="string" office:string-value="22.04" text:name="Version"/>
        <text:user-field-decl office:value-type="float" office:value="2022" text:name="Releaseyear"/>
      </text:user-field-decls>
      <text:p text:style-name="P90"><text:span text:style-name="Strong_20_Emphasis"><text:span text:style-name="T123">Checklist for installing </text:span></text:span><text:span text:style-name="Strong_20_Emphasis"><text:span text:style-name="T123"><text:user-field-get text:name="Distro">Ubuntu</text:user-field-get></text:span></text:span><text:span text:style-name="Strong_20_Emphasis"><text:span text:style-name="T123"><text:s/></text:span></text:span><text:span text:style-name="Strong_20_Emphasis"><text:span text:style-name="T124"><text:user-field-get text:name="Version">22.04</text:user-field-get></text:span></text:span><text:span text:style-name="Strong_20_Emphasis"><text:span text:style-name="T125"><text:s/></text:span></text:span><text:span text:style-name="Strong_20_Emphasis"><text:span text:style-name="T126">LTS</text:span></text:span><text:span text:style-name="Strong_20_Emphasis"><text:span text:style-name="T126"><text:note text:id="ftn1" text:note-class="footnote"><text:note-citation>1</text:note-citation><text:note-body><text:p text:style-name="P84"><text:span text:style-name="T166">LTS stands for Long-Term Support, and this April </text:span><text:span text:style-name="Strong_20_Emphasis"><text:span text:style-name="T89"><text:user-field-get style:data-style-name="N0" text:name="Releaseyear">2022</text:user-field-get></text:span></text:span><text:span text:style-name="T168"><text:s/></text:span><text:span text:style-name="Strong_20_Emphasis"><text:span text:style-name="T171"><text:user-field-get text:name="Distro">Ubuntu</text:user-field-get></text:span></text:span><text:span text:style-name="T167"><text:s/></text:span><text:span text:style-name="T172"><text:user-field-get text:name="Version">22.04</text:user-field-get></text:span><text:span text:style-name="T172"><text:s/></text:span><text:span text:style-name="T167">LTS </text:span><text:span text:style-name="Strong_20_Emphasis"><text:span text:style-name="T103"><text:user-field-get text:name="Edition">Desktop</text:user-field-get></text:span></text:span><text:span text:style-name="T166"><text:s/>(codenamed </text:span><text:span text:style-name="T170">j</text:span><text:span text:style-name="T166">ammy) will be </text:span><text:span text:style-name="T169">supported</text:span><text:span text:style-name="T166"> for five years until April 2027.</text:span></text:p></text:note-body></text:note></text:span></text:span><text:span text:style-name="Strong_20_Emphasis"><text:span text:style-name="T127"> </text:span></text:span><text:span text:style-name="Strong_20_Emphasis"><text:span text:style-name="T128"><text:user-field-get text:name="Edition">Desktop</text:user-field-get></text:span></text:span><text:span text:style-name="Strong_20_Emphasis"><text:span text:style-name="T129">.</text:span></text:span></text:p>
      <text:p text:style-name="P19"/>
      <text:p text:style-name="P9"><text:span text:style-name="T145">Fill in the </text:span><text:span text:style-name="Strong_20_Emphasis"><text:span text:style-name="T88"><text:s/></text:span></text:span><text:span text:style-name="Strong_20_Emphasis"><text:span text:style-name="T58">text box</text:span></text:span><text:span text:style-name="T145"> behind the </text:span><text:span text:style-name="T154">underlined</text:span><text:span text:style-name="T146"> </text:span><text:span text:style-name="T145">words, see [explanation]:</text:span></text:p>
      <text:p text:style-name="P7"><text:span text:style-name="Definition"><text:span text:style-name="T251">user</text:span></text:span><text:span text:style-name="T203"><text:tab/><text:tab/></text:span><text:span text:style-name="T213"> <text:tab/><text:tab/><text:tab/></text:span><text:span text:style-name="T204"><draw:control text:anchor-type="as-char" svg:y="-0.429cm" draw:z-index="5" draw:name="Gebruiker" draw:style-name="gr2" draw:text-style-name="P96" svg:width="6.002cm" svg:height="0.6cm" draw:control="control6"><svg:title>Gebruiker</svg:title><svg:desc>Volledige naam, bijv. Jan Stek</svg:desc></draw:control></text:span><text:span text:style-name="T204"><text:tab/></text:span><text:span text:style-name="T205">[</text:span><text:span text:style-name="T206">full </text:span><text:span text:style-name="T214">na</text:span><text:span text:style-name="T216">me,</text:span><text:span text:style-name="T214"> </text:span><text:span text:style-name="T216">e.g.</text:span><text:span text:style-name="T214"> </text:span><text:span text:style-name="T215">J</text:span><text:span text:style-name="T220">a</text:span><text:span text:style-name="T215">n </text:span><text:span text:style-name="T220">Jansen</text:span><text:span text:style-name="T221">]</text:span></text:p>
      <text:p text:style-name="P59"><text:span text:style-name="Definition"><text:span text:style-name="T219">USER</text:span></text:span><text:span text:style-name="Definition"><text:span text:style-name="T249">na</text:span></text:span><text:span text:style-name="Definition"><text:span text:style-name="T252">me</text:span></text:span><text:span text:style-name="T218"><text:tab/><text:tab/><text:tab/></text:span><text:span text:style-name="T218"><draw:control text:anchor-type="as-char" svg:y="-0.429cm" draw:z-index="14" draw:name="Gberuikersnaam 2" draw:style-name="gr2" draw:text-style-name="P96" svg:width="6.002cm" svg:height="0.6cm" draw:control="control15"><svg:title>Gebruikersnaam</svg:title><svg:desc>Korte naam, bijv. jan</svg:desc></draw:control></text:span><text:span text:style-name="T218"><text:tab/></text:span><text:span text:style-name="T4">[</text:span><text:span text:style-name="T6">user</text:span><text:span text:style-name="T3"> na</text:span><text:span text:style-name="T5">me</text:span><text:span text:style-name="T3">, </text:span><text:span text:style-name="T5">e.g.</text:span><text:span text:style-name="T3"> </text:span><text:span text:style-name="T136">j</text:span><text:span text:style-name="T137">a</text:span><text:span text:style-name="T136">n</text:span><text:span text:style-name="T138">]</text:span></text:p>
      <text:p text:style-name="P6"><text:span text:style-name="Definition"><text:span text:style-name="T249">COMPUTERNA</text:span></text:span><text:span text:style-name="Definition"><text:span text:style-name="T252">me</text:span></text:span><text:span text:style-name="T222"><text:tab/></text:span><text:span text:style-name="T249"><draw:control text:anchor-type="as-char" svg:y="-0.429cm" draw:z-index="6" draw:name="Computernaam" draw:style-name="gr2" draw:text-style-name="P96" svg:width="6.002cm" svg:height="0.6cm" draw:control="control7"><svg:title>Computernaam</svg:title><svg:desc>Unieke naam van de computer</svg:desc></draw:control></text:span><text:span text:style-name="T249"><text:tab/></text:span><text:span text:style-name="T223">[</text:span><text:span text:style-name="T224">na</text:span><text:span text:style-name="T228">me of the</text:span><text:span text:style-name="T224"> compute</text:span><text:span text:style-name="T225">r, </text:span><text:span text:style-name="T228">e.g.</text:span><text:span text:style-name="T226"> </text:span><text:span text:style-name="T227">pc02</text:span><text:span text:style-name="T223">]</text:span></text:p>
      <text:p text:style-name="P10"><text:span text:style-name="Definition"><text:span text:style-name="T230">USER</text:span></text:span><text:span text:style-name="T229"><text:tab/><text:tab/></text:span><text:span text:style-name="T213"> <text:tab/><text:tab/><text:tab/></text:span><text:span text:style-name="T204"><draw:control text:anchor-type="as-char" svg:y="-0.429cm" draw:z-index="11" draw:name="Gebruiker 1" draw:style-name="gr2" draw:text-style-name="P96" svg:width="6.002cm" svg:height="0.6cm" draw:control="control12"><svg:title>Gebruiker</svg:title><svg:desc>Volledige naam, bijv. Jan Stek</svg:desc></draw:control></text:span><text:span text:style-name="T204"><text:tab/></text:span><text:span text:style-name="T205">[</text:span><text:span text:style-name="T207">full </text:span><text:span text:style-name="T208">na</text:span><text:span text:style-name="T209">me</text:span><text:span text:style-name="T208"> possibly </text:span><text:span text:style-name="T210">addit</text:span><text:span text:style-name="T212">i</text:span><text:span text:style-name="T210">onal </text:span><text:span text:style-name="T211">user</text:span><text:span text:style-name="T217">]</text:span></text:p>
      <text:p text:style-name="P89"><text:span text:style-name="Definition"><text:span text:style-name="T230">USERN</text:span></text:span><text:span text:style-name="Definition"><text:span text:style-name="T231">a</text:span></text:span><text:span text:style-name="Definition"><text:span text:style-name="T232">me</text:span></text:span><text:span text:style-name="Definition"><text:span text:style-name="T236"><text:tab/><text:tab/><text:tab/></text:span></text:span><text:span text:style-name="T218"><draw:control text:anchor-type="as-char" svg:y="-0.429cm" draw:z-index="12" draw:name="Gberuikersnaam 1" draw:style-name="gr2" draw:text-style-name="P96" svg:width="6.002cm" svg:height="0.6cm" draw:control="control13"><svg:title>Gebruikersnaam</svg:title><svg:desc>Korte naam, bijv. jan</svg:desc></draw:control></text:span><text:span text:style-name="T218"><text:tab/></text:span><text:span text:style-name="T234">[</text:span><text:span text:style-name="T235">user</text:span><text:span text:style-name="T233"> </text:span><text:span text:style-name="T238">na</text:span><text:span text:style-name="T239">me</text:span><text:span text:style-name="T238"> possibly </text:span><text:span text:style-name="T240">addit</text:span><text:span text:style-name="T242">i</text:span><text:span text:style-name="T240">onal </text:span><text:span text:style-name="T241">user</text:span><text:span text:style-name="T237">]</text:span></text:p>
      <text:p text:style-name="P8"><text:span text:style-name="T139">Replace the </text:span><text:span text:style-name="T153">underlined</text:span><text:span text:style-name="T139"> words in this checklist with those in the </text:span><text:span text:style-name="Strong_20_Emphasis"><text:span text:style-name="T28">te</text:span></text:span><text:span text:style-name="Strong_20_Emphasis"><text:span text:style-name="T46">x</text:span></text:span><text:span text:style-name="Strong_20_Emphasis"><text:span text:style-name="T28">t </text:span></text:span><text:span text:style-name="Strong_20_Emphasis"><text:span text:style-name="T46">box</text:span></text:span><text:span text:style-name="T139">.</text:span></text:p>
      <text:p text:style-name="P45"/>
      <text:p text:style-name="P45"/>
      <text:p text:style-name="P5"><text:span text:style-name="T149">Not yet on Linux?</text:span><text:span text:style-name="T140"><text:tab/></text:span><text:span text:style-name="T147"><text:tab/></text:span><text:span text:style-name="T148">Use</text:span><text:span text:style-name="T141"> </text:span><text:span text:style-name="Strong_20_Emphasis"><text:span text:style-name="T151">Checklist </text:span></text:span><text:span text:style-name="Strong_20_Emphasis"><text:span text:style-name="T152">transfer</text:span></text:span><text:span text:style-name="T141"> o</text:span><text:span text:style-name="T144">n</text:span><text:span text:style-name="T141"> </text:span><text:a xlink:type="simple" xlink:href="https://karelzimer.nl/" text:style-name="Internet_20_link" text:visited-style-name="Visited_20_Internet_20_Link"><text:span text:style-name="Internet_20_link"><text:span text:style-name="T7">karelzimmer.nl</text:span></text:span></text:a><text:span text:style-name="T142"> </text:span><text:span text:style-name="T144">u</text:span><text:span text:style-name="T142">nder </text:span><text:span text:style-name="T150">Linux</text:span><text:span text:style-name="T143">.</text:span></text:p>
      <text:p text:style-name="P43"><text:span text:style-name="T173">New installation?</text:span><text:span text:style-name="T175"><text:tab/></text:span><text:span text:style-name="T177"></text:span><text:span text:style-name="T178"><text:tab/>Start at chapter</text:span><text:span text:style-name="T175"> </text:span><text:span text:style-name="T173"><text:bookmark-ref text:reference-format="page" text:ref-name="__RefNumPara__4009_1271708128">2</text:bookmark-ref></text:span><text:span text:style-name="T175"><text:s text:c="2"/></text:span><text:span text:style-name="T174"><text:bookmark-ref text:reference-format="text" text:ref-name="__RefNumPara__4009_1271708128">Perform installation</text:bookmark-ref></text:span><text:span text:style-name="T176">.</text:span></text:p>
      <text:p text:style-name="P26"/>
      <text:p text:style-name="P26"/>
      <text:list xml:id="list959930145" text:style-name="L1">
        <text:list-item>
          <text:p text:style-name="P92"><text:bookmark-start text:name="__RefNumPara__4083_1271708128"/>Prepar<text:span text:style-name="T253">e </text:span>installation<text:bookmark-end text:name="__RefNumPara__4083_1271708128"/></text:p>
        </text:list-item>
      </text:list>
      <text:p text:style-name="P14"/>
      <table:table table:name="1._Installatie_voorbereiden" table:style-name="_31_._5f_Installatie_5f_voorbereiden">
        <table:table-column table:style-name="_31_._5f_Installatie_5f_voorbereiden.A"/>
        <table:table-column table:style-name="_31_._5f_Installatie_5f_voorbereiden.B" table:number-columns-repeated="2"/>
        <table:table-column table:style-name="_31_._5f_Installatie_5f_voorbereiden.D"/>
        <table:table-row>
          <table:table-cell table:style-name="_31_._5f_Installatie_5f_voorbereiden.A1" office:value-type="string">
            <text:p text:style-name="P52"/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9" draw:name="Vorm3_0" draw:style-name="gr1" draw:text-style-name="P95" svg:width="0.35cm" svg:height="0.35cm" draw:control="control10"/></text:span></text:span></text:p>
          </table:table-cell>
          <table:table-cell table:style-name="_31_._5f_Installatie_5f_voorbereiden.A1" office:value-type="string">
            <text:p text:style-name="P52"><text:span text:style-name="Strong_20_Emphasis"><text:span text:style-name="T59"><draw:control text:anchor-type="as-char" draw:z-index="18" draw:name="Vorm3_ 1" draw:style-name="gr1" draw:text-style-name="P95" svg:width="0.35cm" svg:height="0.35cm" draw:control="control19"/></text:span></text:span></text:p>
          </table:table-cell>
          <table:table-cell table:style-name="_31_._5f_Installatie_5f_voorbereiden.D1" office:value-type="string">
            <text:p text:style-name="P51"><text:span text:style-name="Strong_20_Emphasis"><text:span text:style-name="T25">Log in as </text:span></text:span><text:span text:style-name="Definition"><text:span text:style-name="T9">USER</text:span></text:span><text:span text:style-name="Definition"><text:span text:style-name="T11"><text:note text:id="ftn2" text:note-class="footnote"><text:note-citation>2</text:note-citation><text:note-body><text:p text:style-name="P62"><text:span text:style-name="User_20_Entry"><text:span text:style-name="T90">Login any additional </text:span></text:span><text:span text:style-name="Definition"><text:span text:style-name="T248">USER</text:span></text:span><text:span text:style-name="User_20_Entry"><text:span text:style-name="T96">s</text:span></text:span><text:span text:style-name="User_20_Entry"><text:span text:style-name="T102"> </text:span></text:span><text:span text:style-name="User_20_Entry"><text:span text:style-name="T90">and follow the same steps.</text:span></text:span></text:p></text:note-body></text:note></text:span></text:span><text:span text:style-name="Strong_20_Emphasis"><text:span text:style-name="T26">.</text:span></text:span></text:p>
          </table:table-cell>
        </table:table-row>
        <table:table-row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A1" office:value-type="string">
            <text:p text:style-name="P35"/>
          </table:table-cell>
          <table:table-cell table:style-name="_31_._5f_Installatie_5f_voorbereiden.D2" office:value-type="string">
            <text:p text:style-name="P27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0" draw:name="Vorm4" draw:style-name="gr1" draw:text-style-name="P95" svg:width="0.35cm" svg:height="0.35cm" draw:control="control1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/></text:span></text:p>
          </table:table-cell>
          <table:table-cell table:style-name="_31_._5f_Installatie_5f_voorbereiden.D3" office:value-type="string">
            <text:p text:style-name="P60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3" text:note-class="footnote"><text:note-citation>3</text:note-citation><text:note-body><text:p text:style-name="P64"><text:span text:style-name="T25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0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D4" office:value-type="string">
            <text:p text:style-name="P68"><text:span text:style-name="Strong_20_Emphasis"><text:span text:style-name="T53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4" text:note-class="footnote"><text:note-citation>4</text:note-citation><text:note-body><text:p text:style-name="P2">The <text:span text:style-name="T246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5"><text:span text:style-name="Strong_20_Emphasis"><text:span text:style-name="T29"/></text:span></text:p>
          </table:table-cell>
          <table:table-cell table:style-name="_31_._5f_Installatie_5f_voorbereiden.D5" office:value-type="string">
            <text:p text:style-name="P60"><text:span text:style-name="T12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2"> key: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6" office:value-type="string">
            <text:p text:style-name="P71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A1" office:value-type="string">
            <text:p text:style-name="P75"/>
          </table:table-cell>
          <table:table-cell table:style-name="_31_._5f_Installatie_5f_voorbereiden.D7" office:value-type="string">
            <text:p text:style-name="P71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8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A1" office:value-type="string">
            <text:p text:style-name="P36"/>
          </table:table-cell>
          <table:table-cell table:style-name="_31_._5f_Installatie_5f_voorbereiden.D9" office:value-type="string">
            <text:p text:style-name="P28"/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" draw:name="Vorm6" draw:style-name="gr1" draw:text-style-name="P95" svg:width="0.35cm" svg:height="0.35cm" draw:control="control2"/></text:span></text:span></text:p>
          </table:table-cell>
          <table:table-cell table:style-name="_31_._5f_Installatie_5f_voorbereiden.A1" office:value-type="string">
            <text:p text:style-name="P73"><text:span text:style-name="Strong_20_Emphasis"><text:span text:style-name="T60"><draw:control text:anchor-type="as-char" draw:z-index="19" draw:name="Vorm 3" draw:style-name="gr1" draw:text-style-name="P95" svg:width="0.35cm" svg:height="0.35cm" draw:control="control20"/></text:span></text:span></text:p>
          </table:table-cell>
          <table:table-cell table:style-name="_31_._5f_Installatie_5f_voorbereiden.D10" office:value-type="string">
            <text:p text:style-name="P61"><text:span text:style-name="Strong_20_Emphasis"><text:span text:style-name="T32">Prepare the installation:</text:span></text:span></text:p>
          </table:table-cell>
        </table:table-row>
        <table:table-row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3"/>
          </table:table-cell>
          <table:table-cell table:style-name="_31_._5f_Installatie_5f_voorbereiden.A1" office:value-type="string">
            <text:p text:style-name="P74"/>
          </table:table-cell>
          <table:table-cell table:style-name="_31_._5f_Installatie_5f_voorbereiden.D11" office:value-type="string">
            <text:p text:style-name="P68"><text:span text:style-name="Strong_20_Emphasis"><text:span text:style-name="T53">P</text:span></text:span><text:span text:style-name="Strong_20_Emphasis"><text:span text:style-name="T32">ress the</text:span></text:span><text:span text:style-name="Strong_20_Emphasis"><text:span text:style-name="T33"> </text:span></text:span><text:span text:style-name="Strong_20_Emphasis"><text:span text:style-name="T34">Super</text:span></text:span><text:span text:style-name="Strong_20_Emphasis"><text:span text:style-name="T32"> key, type </text:span></text:span><text:span text:style-name="Strong_20_Emphasis"><text:span text:style-name="T68">menu</text:span></text:span><text:span text:style-name="Strong_20_Emphasis"><text:span text:style-name="T32"> and click the </text:span></text:span><text:span text:style-name="Strong_20_Emphasis"><text:span text:style-name="T111">Install</text:span></text:span><text:span text:style-name="Strong_20_Emphasis"><text:span text:style-name="T112">ation</text:span></text:span><text:span text:style-name="Strong_20_Emphasis"><text:span text:style-name="T111"> menu</text:span></text:span><text:span text:style-name="Strong_20_Emphasis"><text:span text:style-name="T32"> icon.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><text:span text:style-name="Strong_20_Emphasis"><text:span text:style-name="T29"/></text:span></text:p>
          </table:table-cell>
          <table:table-cell table:style-name="_31_._5f_Installatie_5f_voorbereiden.A1" office:value-type="string">
            <text:p text:style-name="P77"/>
          </table:table-cell>
          <table:table-cell table:style-name="_31_._5f_Installatie_5f_voorbereiden.D12" office:value-type="string">
            <text:p text:style-name="P53"><text:span text:style-name="Strong_20_Emphasis"><text:span text:style-name="T39">Select </text:span></text:span><text:span text:style-name="Strong_20_Emphasis"><text:span text:style-name="T69">1 - Prepar</text:span></text:span><text:span text:style-name="Strong_20_Emphasis"><text:span text:style-name="T72">e</text:span></text:span><text:span text:style-name="Strong_20_Emphasis"><text:span text:style-name="T69"> installation</text:span></text:span><text:span text:style-name="Strong_20_Emphasis"><text:span text:style-name="T52">. </text:span></text:span></text:p>
          </table:table-cell>
        </table:table-row>
        <table:table-row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76"/>
          </table:table-cell>
          <table:table-cell table:style-name="_31_._5f_Installatie_5f_voorbereiden.A1" office:value-type="string">
            <text:p text:style-name="P58"/>
          </table:table-cell>
          <table:table-cell table:style-name="_31_._5f_Installatie_5f_voorbereiden.D13" office:value-type="string">
            <text:p text:style-name="P54"><text:span text:style-name="Strong_20_Emphasis"><text:span text:style-name="T38">Follow the instructions on the screen.</text:span></text:span></text:p>
          </table:table-cell>
        </table:table-row>
      </table:table>
      <text:p text:style-name="P15"/>
      <text:list xml:id="list101538814842489" text:continue-numbering="true" text:style-name="L1">
        <text:list-item>
          <text:p text:style-name="P93"><text:bookmark-start text:name="__RefNumPara__4009_1271708128"/><text:span text:style-name="Strong_20_Emphasis"><text:span text:style-name="T2">Perform installation</text:span></text:span><text:bookmark-end text:name="__RefNumPara__4009_1271708128"/></text:p>
        </text:list-item>
      </text:list>
      <text:p text:style-name="P16"/>
      <table:table table:name="2._Installatie_uitvoeren" table:style-name="_32_._5f_Installatie_5f_uitvoeren">
        <table:table-column table:style-name="_32_._5f_Installatie_5f_uitvoeren.A"/>
        <table:table-column table:style-name="_32_._5f_Installatie_5f_uitvoeren.B"/>
        <table:table-column table:style-name="_32_._5f_Installatie_5f_uitvoeren.C"/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><text:span text:style-name="Strong_20_Emphasis"><text:span text:style-name="T60"><draw:control text:anchor-type="as-char" draw:z-index="2" draw:name="Vorm9" draw:style-name="gr1" draw:text-style-name="P95" svg:width="0.35cm" svg:height="0.35cm" draw:control="control3"/></text:span></text:span></text:p>
          </table:table-cell>
          <table:table-cell table:style-name="_32_._5f_Installatie_5f_uitvoeren.C1" office:value-type="string">
            <text:p text:style-name="P85"><text:span text:style-name="T155">Boot the computer from</text:span><text:span text:style-name="T163"><text:note text:id="ftn5" text:note-class="footnote"><text:note-citation>1</text:note-citation><text:note-body><text:p text:style-name="P88"><text:span text:style-name="T104">Boot menu/Setup via one of the </text:span><text:span text:style-name="T105">f</text:span><text:span text:style-name="T104">requently used keys:</text:span> Esc, Delete, F1, F2, <text:span text:style-name="T254">F9, </text:span>F10, F11, or F12.</text:p></text:note-body></text:note></text:span><text:span text:style-name="T155"> an</text:span><text:span text:style-name="T159"> </text:span><text:span text:style-name="Strong_20_Emphasis"><text:span text:style-name="T132"><text:user-field-get text:name="Distro">Ubuntu</text:user-field-get></text:span></text:span><text:span text:style-name="T162"><text:s/></text:span><text:span text:style-name="T133"><text:user-field-get text:name="Version">22.04</text:user-field-get></text:span><text:span text:style-name="T81"><text:s/></text:span><text:span text:style-name="Strong_20_Emphasis"><text:span text:style-name="T84"><text:user-field-get text:name="Edition">Desktop</text:user-field-get></text:span></text:span><text:span text:style-name="Strong_20_Emphasis"><text:span text:style-name="T84"><text:s/></text:span></text:span><text:span text:style-name="Strong_20_Emphasis"><text:span text:style-name="T85">L</text:span></text:span><text:span text:style-name="T81">ive</text:span><text:span text:style-name="T81"><text:note text:id="ftn6" text:note-class="footnote"><text:note-citation>2</text:note-citation><text:note-body><text:p text:style-name="P87"><text:span text:style-name="T17">From a Live USB stick (or DVD) you can boot and work with </text:span><text:span text:style-name="Strong_20_Emphasis"><text:span text:style-name="T171"><text:user-field-get text:name="Distro">Ubuntu</text:user-field-get></text:span></text:span><text:span text:style-name="Strong_20_Emphasis"><text:span text:style-name="T171"><text:s/></text:span></text:span><text:span text:style-name="T17">without modifying any files on the hard drive and also allows installation of </text:span><text:span text:style-name="Strong_20_Emphasis"><text:span text:style-name="T171"><text:user-field-get text:name="Distro">Ubuntu</text:user-field-get></text:span></text:span><text:span text:style-name="Strong_20_Emphasis"><text:span text:style-name="T171">.</text:span></text:span></text:p></text:note-body></text:note></text:span><text:span text:style-name="T155"> USB stick</text:span><text:span text:style-name="T82"><text:note text:id="ftn7" text:note-class="footnote"><text:note-citation>3</text:note-citation><text:note-body><text:p text:style-name="P86"><text:span text:style-name="Strong_20_Emphasis"><text:span text:style-name="T91">In a graphical working environment:<text:line-break/>Download a CD image file (.iso) from </text:span></text:span><text:a xlink:type="simple" xlink:href="https://nl.releases.ubuntu.com/" text:style-name="Internet_20_link" text:visited-style-name="Visited_20_Internet_20_Link"><text:span text:style-name="Strong_20_Emphasis"><text:span text:style-name="T244">releases.ubuntu.com</text:span></text:span></text:a><text:span text:style-name="Strong_20_Emphasis"><text:span text:style-name="T92">,</text:span></text:span><text:span text:style-name="Strong_20_Emphasis"><text:span text:style-name="T91"> click </text:span></text:span><text:span text:style-name="Strong_20_Emphasis"><text:span text:style-name="T97">Ubuntu 22.04... LTS (Jammy Jellyfish)</text:span></text:span><text:span text:style-name="Strong_20_Emphasis"><text:span text:style-name="T91">, and then click </text:span></text:span><text:span text:style-name="Strong_20_Emphasis"><text:span text:style-name="T95">behind </text:span></text:span><text:span text:style-name="Strong_20_Emphasis"><text:span text:style-name="T101">Desktop</text:span></text:span><text:span text:style-name="Strong_20_Emphasis"><text:span text:style-name="T100"> image</text:span></text:span><text:span text:style-name="Strong_20_Emphasis"><text:span text:style-name="T95"> on</text:span></text:span><text:span text:style-name="Strong_20_Emphasis"><text:span text:style-name="T91"> </text:span></text:span><text:span text:style-name="Strong_20_Emphasis"><text:span text:style-name="T97">64-bit PC (AMD64) desktop image</text:span></text:span><text:span text:style-name="Strong_20_Emphasis"><text:span text:style-name="T91">.</text:span></text:span></text:p><text:p text:style-name="P65"><text:span text:style-name="Strong_20_Emphasis"><text:span text:style-name="T91"><text:tab/>Insert a USB stick of at least 4 GB.<text:line-break/>Locate </text:span></text:span><text:span text:style-name="Strong_20_Emphasis"><text:span text:style-name="T98">disk</text:span></text:span><text:span text:style-name="Strong_20_Emphasis"><text:span text:style-name="T91"> and click the </text:span></text:span><text:span text:style-name="Strong_20_Emphasis"><text:span text:style-name="T97">Disks</text:span></text:span><text:span text:style-name="Strong_20_Emphasis"><text:span text:style-name="T91"> icon. Select the USB stick in the list of disks on the left and click </text:span></text:span><text:span text:style-name="Strong_20_Emphasis"><text:span text:style-name="T97">Disk </text:span></text:span><text:span text:style-name="Strong_20_Emphasis"><text:span text:style-name="T98">settings</text:span></text:span><text:span text:style-name="Strong_20_Emphasis"><text:span text:style-name="T91"> ⋮ (icon with the three dots) in the top right corner.</text:span></text:span></text:p><text:p text:style-name="P65"><text:span text:style-name="Strong_20_Emphasis"><text:span text:style-name="T91"><text:tab/>Choose </text:span></text:span><text:span text:style-name="Strong_20_Emphasis"><text:span text:style-name="T97">Restore Disk Image</text:span></text:span><text:span text:style-name="Strong_20_Emphasis"><text:span text:style-name="T91"> and select the CD image file (.iso) you just downloaded.</text:span></text:span></text:p><text:p text:style-name="P65"><text:span text:style-name="Strong_20_Emphasis"><text:span text:style-name="T93"><text:tab/>Click </text:span></text:span><text:span text:style-name="Strong_20_Emphasis"><text:span text:style-name="T99">Start Restore</text:span></text:span><text:span text:style-name="Strong_20_Emphasis"><text:span text:style-name="T93">, and then click </text:span></text:span><text:span text:style-name="Strong_20_Emphasis"><text:span text:style-name="T99">Restore</text:span></text:span><text:span text:style-name="Strong_20_Emphasis"><text:span text:style-name="T93">.</text:span></text:span></text:p><text:p text:style-name="P65"><text:span text:style-name="Strong_20_Emphasis"><text:span text:style-name="T93"><text:tab/>Or use the </text:span></text:span><text:span text:style-name="Strong_20_Emphasis"><text:span text:style-name="T99">Etcher</text:span></text:span><text:span text:style-name="Strong_20_Emphasis"><text:span text:style-name="T93"> program </text:span></text:span><text:span text:style-name="Strong_20_Emphasis"><text:span text:style-name="T94">(</text:span></text:span><text:a xlink:type="simple" xlink:href="https://www.balena.io/etcher/" text:style-name="Internet_20_link" text:visited-style-name="Visited_20_Internet_20_Link"><text:span text:style-name="Strong_20_Emphasis"><text:span text:style-name="T245">etcher.io</text:span></text:span></text:a><text:span text:style-name="Strong_20_Emphasis"><text:span text:style-name="T94">) </text:span></text:span><text:span text:style-name="Strong_20_Emphasis"><text:span text:style-name="T93">available for Windows, macOS, and Linux.</text:span></text:span></text:p></text:note-body></text:note></text:span><text:span text:style-name="T155"> or DVD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2" office:value-type="string">
            <text:p text:style-name="P24"><text:span text:style-name="T135">Select</text:span><text:span text:style-name="Strong_20_Emphasis"><text:span text:style-name="T61"> </text:span></text:span><text:span text:style-name="Strong_20_Emphasis"><text:span text:style-name="T73">Try or I</text:span></text:span><text:span text:style-name="Strong_20_Emphasis"><text:span text:style-name="T74">n</text:span></text:span><text:span text:style-name="Strong_20_Emphasis"><text:span text:style-name="T75">stall Ubuntu</text:span>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73"/>
          </table:table-cell>
          <table:table-cell table:style-name="_32_._5f_Installatie_5f_uitvoeren.A1" office:value-type="string">
            <text:p text:style-name="P73"/>
          </table:table-cell>
          <table:table-cell table:style-name="_32_._5f_Installatie_5f_uitvoeren.C3" office:value-type="string">
            <text:p text:style-name="P24"/>
          </table:table-cell>
        </table:table-row>
        <table:table-row>
          <table:table-cell table:style-name="_32_._5f_Installatie_5f_uitvoeren.A1" office:value-type="string">
            <text:p text:style-name="P78"/>
          </table:table-cell>
          <table:table-cell table:style-name="_32_._5f_Installatie_5f_uitvoeren.A1" office:value-type="string">
            <text:p text:style-name="P78"><text:span text:style-name="Strong_20_Emphasis"><text:span text:style-name="T60"><draw:control text:anchor-type="as-char" draw:z-index="15" draw:name="Vorm 5" draw:style-name="gr1" draw:text-style-name="P95" svg:width="0.35cm" svg:height="0.35cm" draw:control="control16"/></text:span></text:span></text:p>
          </table:table-cell>
          <table:table-cell table:style-name="_32_._5f_Installatie_5f_uitvoeren.C4" office:value-type="string">
            <text:p text:style-name="P21"><text:span text:style-name="T157">C</text:span><text:span text:style-name="T158">lick</text:span><text:span text:style-name="T157"> </text:span><text:span text:style-name="T161">In</text:span><text:span text:style-name="T160">stall Ubuntu</text:span><text:span text:style-name="T156">.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5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37"/>
          </table:table-cell>
          <table:table-cell table:style-name="_32_._5f_Installatie_5f_uitvoeren.A1" office:value-type="string">
            <text:p text:style-name="P37"><text:span text:style-name="Strong_20_Emphasis"><text:span text:style-name="T86"/></text:span></text:p>
          </table:table-cell>
          <table:table-cell table:style-name="_32_._5f_Installatie_5f_uitvoeren.C6" office:value-type="string">
            <text:p text:style-name="P54"><text:span text:style-name="Strong_20_Emphasis"><text:span text:style-name="T117">Follow the instructions on the </text:span></text:span><text:span text:style-name="Strong_20_Emphasis"><text:span text:style-name="T118">installation </text:span></text:span><text:span text:style-name="Strong_20_Emphasis"><text:span text:style-name="T117">screens.</text:span></text:span></text:p>
          </table:table-cell>
        </table:table-row>
        <table:table-row>
          <table:table-cell table:style-name="_32_._5f_Installatie_5f_uitvoeren.A1" office:value-type="string">
            <text:p text:style-name="P34"/>
          </table:table-cell>
          <table:table-cell table:style-name="_32_._5f_Installatie_5f_uitvoeren.A1" office:value-type="string">
            <text:p text:style-name="P34"/>
          </table:table-cell>
          <table:table-cell table:style-name="_32_._5f_Installatie_5f_uitvoeren.C7" office:value-type="string">
            <text:p text:style-name="P3"/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><text:span text:style-name="Strong_20_Emphasis"><text:span text:style-name="T29"><draw:control text:anchor-type="as-char" draw:z-index="13" draw:name="Vorm 1" draw:style-name="gr1" draw:text-style-name="P95" svg:width="0.35cm" svg:height="0.35cm" draw:control="control14"/></text:span></text:span></text:p>
          </table:table-cell>
          <table:table-cell table:style-name="_32_._5f_Installatie_5f_uitvoeren.C8" office:value-type="string">
            <text:p text:style-name="P12"><text:span text:style-name="T193">At</text:span><text:span text:style-name="T189"> </text:span><text:span text:style-name="T195">Who are you?</text:span><text:span text:style-name="Strong_20_Emphasis"><text:span text:style-name="T186">:</text:span></text:span></text:p>
          </table:table-cell>
        </table:table-row>
        <table:table-row>
          <table:table-cell table:style-name="_32_._5f_Installatie_5f_uitvoeren.A1" office:value-type="string">
            <text:p text:style-name="P79"/>
          </table:table-cell>
          <table:table-cell table:style-name="_32_._5f_Installatie_5f_uitvoeren.A1" office:value-type="string">
            <text:p text:style-name="P79"/>
          </table:table-cell>
          <table:table-cell table:style-name="_32_._5f_Installatie_5f_uitvoeren.C9" office:value-type="string">
            <text:p text:style-name="P13"><text:span text:style-name="Strong_20_Emphasis"><text:span text:style-name="T187">E</text:span></text:span><text:span text:style-name="T189">nter your </text:span><text:span text:style-name="T196">Your n</text:span><text:span text:style-name="T195">ame </text:span><text:span text:style-name="Definition"><text:span text:style-name="T13">USER</text:span></text:span><text:span text:style-name="Strong_20_Emphasis"><text:span text:style-name="T185">, <text:line-break/></text:span></text:span><text:span text:style-name="Strong_20_Emphasis"><text:span text:style-name="T191">Y</text:span></text:span><text:span text:style-name="Strong_20_Emphasis"><text:span text:style-name="T190">our computer</text:span></text:span><text:span text:style-name="Strong_20_Emphasis"><text:span text:style-name="T191">'s name</text:span></text:span><text:span text:style-name="Definition"><text:span text:style-name="T8"> </text:span></text:span><text:span text:style-name="Definition"><text:span text:style-name="T13">computerna</text:span></text:span><text:span text:style-name="Definition"><text:span text:style-name="T15">me</text:span></text:span><text:span text:style-name="Strong_20_Emphasis"><text:span text:style-name="T184">,<text:line-break/></text:span></text:span><text:span text:style-name="Strong_20_Emphasis"><text:span text:style-name="T192">Pick</text:span></text:span><text:span text:style-name="Strong_20_Emphasis"><text:span text:style-name="T190"> a username</text:span></text:span><text:span text:style-name="Strong_20_Emphasis"><text:span text:style-name="T184"> </text:span></text:span><text:span text:style-name="Definition"><text:span text:style-name="T13">USERsna</text:span></text:span><text:span text:style-name="Definition"><text:span text:style-name="T15">me</text:span></text:span><text:span text:style-name="Strong_20_Emphasis"><text:span text:style-name="T184">, </text:span></text:span><text:span text:style-name="Strong_20_Emphasis"><text:span text:style-name="T188">and</text:span></text:span><text:span text:style-name="Strong_20_Emphasis"><text:span text:style-name="T184"><text:line-break/></text:span></text:span><text:span text:style-name="Strong_20_Emphasis"><text:span text:style-name="T183">enter a </text:span></text:span><text:span text:style-name="Strong_20_Emphasis"><text:span text:style-name="T194">password</text:span></text:span><text:span text:style-name="Strong_20_Emphasis"><text:span text:style-name="T183"> twice.</text:span></text:span></text:p>
          </table:table-cell>
        </table:table-row>
      </table:table>
      <text:p text:style-name="P46"><text:span text:style-name="Strong_20_Emphasis"><text:span text:style-name="T62"/></text:span></text:p>
      <text:list xml:id="list101538635866600" text:continue-numbering="true" text:style-name="L1">
        <text:list-item>
          <text:p text:style-name="P91"><text:span text:style-name="Strong_20_Emphasis"><text:span text:style-name="T80">Finish installation</text:span></text:span></text:p>
        </text:list-item>
      </text:list>
      <text:p text:style-name="P47"><text:span text:style-name="Strong_20_Emphasis"><text:span text:style-name="T23"/></text:span></text:p>
      <table:table table:name="3._Installatie_afronden" table:style-name="_33_._5f_Installatie_5f_afronden">
        <table:table-column table:style-name="_33_._5f_Installatie_5f_afronden.A"/>
        <table:table-column table:style-name="_33_._5f_Installatie_5f_afronden.B"/>
        <table:table-column table:style-name="_33_._5f_Installatie_5f_afronden.C"/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3" draw:name="Vorm24" draw:style-name="gr1" draw:text-style-name="P95" svg:width="0.35cm" svg:height="0.35cm" draw:control="control4"/></text:span></text:span></text:p>
          </table:table-cell>
          <table:table-cell table:style-name="_33_._5f_Installatie_5f_afronden.C1" office:value-type="string">
            <text:p text:style-name="P50"><text:span text:style-name="Strong_20_Emphasis"><text:span text:style-name="T23">Log in as </text:span></text:span><text:span text:style-name="Definition"><text:span text:style-name="T10">USER</text:span></text:span><text:span text:style-name="Strong_20_Emphasis"><text:span text:style-name="T23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2" office:value-type="string">
            <text:p text:style-name="P50"><text:span text:style-name="Strong_20_Emphasis"><text:span text:style-name="T63"/></text:span></text:p>
          </table:table-cell>
        </table:table-row>
        <table:table-row>
          <table:table-cell table:style-name="_33_._5f_Installatie_5f_afronden.A1" office:value-type="string">
            <text:p text:style-name="P38"/>
          </table:table-cell>
          <table:table-cell table:style-name="_33_._5f_Installatie_5f_afronden.A1" office:value-type="string">
            <text:p text:style-name="P42"><text:span text:style-name="Strong_20_Emphasis"><text:span text:style-name="T87"><draw:control text:anchor-type="as-char" draw:z-index="20" draw:name="Vorm4_ 1" draw:style-name="gr1" draw:text-style-name="P95" svg:width="0.35cm" svg:height="0.35cm" draw:control="control21"/></text:span></text:span></text:p>
          </table:table-cell>
          <table:table-cell table:style-name="_33_._5f_Installatie_5f_afronden.C3" office:value-type="string">
            <text:p text:style-name="P54"><text:span text:style-name="Strong_20_Emphasis"><text:span text:style-name="T119">Follow the instructions on the </text:span></text:span><text:span text:style-name="Strong_20_Emphasis"><text:span text:style-name="T120">welcome screens</text:span></text:span><text:span text:style-name="Strong_20_Emphasis"><text:span text:style-name="T119">.</text:span></text:span></text:p>
          </table:table-cell>
        </table:table-row>
        <table:table-row>
          <table:table-cell table:style-name="_33_._5f_Installatie_5f_afronden.A1" office:value-type="string">
            <text:p text:style-name="P34"/>
          </table:table-cell>
          <table:table-cell table:style-name="_33_._5f_Installatie_5f_afronden.A1" office:value-type="string">
            <text:p text:style-name="P34"/>
          </table:table-cell>
          <table:table-cell table:style-name="_33_._5f_Installatie_5f_afronden.C4" office:value-type="string">
            <text:p text:style-name="P4"/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><text:span text:style-name="Strong_20_Emphasis"><text:span text:style-name="T60"><draw:control text:anchor-type="as-char" draw:z-index="7" draw:name="Vorm4_1" draw:style-name="gr1" draw:text-style-name="P95" svg:width="0.35cm" svg:height="0.35cm" draw:control="control8"/></text:span></text:span></text:p>
          </table:table-cell>
          <table:table-cell table:style-name="_33_._5f_Installatie_5f_afronden.C5" office:value-type="string">
            <text:p text:style-name="P66"><text:span text:style-name="Strong_20_Emphasis"><text:span text:style-name="T29">Install </text:span></text:span><text:span text:style-name="Strong_20_Emphasis"><text:span text:style-name="T30">pa</text:span></text:span><text:span text:style-name="Strong_20_Emphasis"><text:span text:style-name="T47">ckage</text:span></text:span><text:span text:style-name="Strong_20_Emphasis"><text:span text:style-name="T30"> kz</text:span></text:span><text:span text:style-name="Strong_20_Emphasis"><text:span text:style-name="T30"><text:note text:id="ftn8" text:note-class="footnote"><text:note-citation>1</text:note-citation><text:note-body><text:p text:style-name="P64"><text:span text:style-name="T250">Debian package kz places documents and scripts from Karel Zimmer (see </text:span><text:a xlink:type="simple" xlink:href="https://karelzimmer.nl/" text:style-name="Internet_20_link" text:visited-style-name="Visited_20_Internet_20_Link"><text:span text:style-name="Strong_20_Emphasis"><text:span text:style-name="T243">karelzimmer.nl</text:span></text:span></text:a><text:span text:style-name="T250">) for installing and managing Debian and Debian based systems like Ubuntu.</text:span></text:p></text:note-body></text:note></text:span></text:span><text:span text:style-name="Strong_20_Emphasis"><text:span text:style-name="T30">:</text:span></text:span></text:p>
          </table:table-cell>
        </table:table-row>
        <table:table-row>
          <table:table-cell table:style-name="_33_._5f_Installatie_5f_afronden.A1" office:value-type="string">
            <text:p text:style-name="P73"/>
          </table:table-cell>
          <table:table-cell table:style-name="_33_._5f_Installatie_5f_afronden.A1" office:value-type="string">
            <text:p text:style-name="P73"/>
          </table:table-cell>
          <table:table-cell table:style-name="_33_._5f_Installatie_5f_afronden.C6" office:value-type="string">
            <text:p text:style-name="P69"><text:span text:style-name="Strong_20_Emphasis"><text:span text:style-name="T54">P</text:span></text:span><text:span text:style-name="Strong_20_Emphasis"><text:span text:style-name="T30">ress the </text:span></text:span><text:span text:style-name="Strong_20_Emphasis"><text:span text:style-name="T34">Super</text:span></text:span><text:span text:style-name="Strong_20_Emphasis"><text:span text:style-name="T27"> </text:span></text:span><text:span text:style-name="Strong_20_Emphasis"><text:span text:style-name="T48">key</text:span></text:span><text:span text:style-name="Strong_20_Emphasis"><text:span text:style-name="T22"><text:note text:id="ftn9" text:note-class="footnote"><text:note-citation>2</text:note-citation><text:note-body><text:p text:style-name="P2">The <text:span text:style-name="T246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32">, </text:span></text:span><text:span text:style-name="Strong_20_Emphasis"><text:span text:style-name="T35">type</text:span></text:span><text:span text:style-name="Strong_20_Emphasis"><text:span text:style-name="T36"> </text:span></text:span><text:span text:style-name="Strong_20_Emphasis"><text:span text:style-name="T64">ter</text:span></text:span><text:span text:style-name="Strong_20_Emphasis"><text:span text:style-name="T65">m</text:span></text:span><text:span text:style-name="Strong_20_Emphasis"><text:span text:style-name="T37"> </text:span></text:span><text:span text:style-name="Strong_20_Emphasis"><text:span text:style-name="T49">and click the </text:span></text:span><text:span text:style-name="Strong_20_Emphasis"><text:span text:style-name="T66">Terminal</text:span></text:span><text:span text:style-name="Strong_20_Emphasis"><text:span text:style-name="T49"> icon</text:span></text:span><text:span text:style-name="Strong_20_Emphasis"><text:span text:style-name="T37">.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><text:span text:style-name="Strong_20_Emphasis"><text:span text:style-name="T29"/></text:span></text:p>
          </table:table-cell>
          <table:table-cell table:style-name="_33_._5f_Installatie_5f_afronden.C7" office:value-type="string">
            <text:p text:style-name="P66"><text:span text:style-name="T14">Type, or copy and paste, these two commands, each followed by the</text:span><text:span text:style-name="Strong_20_Emphasis"><text:span text:style-name="T37"> </text:span></text:span><text:span text:style-name="Strong_20_Emphasis"><text:span text:style-name="T31">Enter</text:span></text:span><text:span text:style-name="T14"> key: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8" office:value-type="string">
            <text:p text:style-name="P72"><text:span text:style-name="User_20_Entry"><text:span text:style-name="T109">wget karelzimmer.nl/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81"/>
          </table:table-cell>
          <table:table-cell table:style-name="_33_._5f_Installatie_5f_afronden.A1" office:value-type="string">
            <text:p text:style-name="P81"/>
          </table:table-cell>
          <table:table-cell table:style-name="_33_._5f_Installatie_5f_afronden.C9" office:value-type="string">
            <text:p text:style-name="P72"><text:span text:style-name="User_20_Entry"><text:span text:style-name="T109">bash </text:span></text:span><text:span text:style-name="User_20_Entry"><text:span text:style-name="T110">kz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0" office:value-type="string">
            <text:p text:style-name="P55"><text:span text:style-name="Strong_20_Emphasis"><text:span text:style-name="T38">Follow the instructions on the screen.</text:span></text:span></text:p>
          </table:table-cell>
        </table:table-row>
        <table:table-row>
          <table:table-cell table:style-name="_33_._5f_Installatie_5f_afronden.A1" office:value-type="string">
            <text:p text:style-name="P39"/>
          </table:table-cell>
          <table:table-cell table:style-name="_33_._5f_Installatie_5f_afronden.A1" office:value-type="string">
            <text:p text:style-name="P39"/>
          </table:table-cell>
          <table:table-cell table:style-name="_33_._5f_Installatie_5f_afronden.C11" office:value-type="string">
            <text:p text:style-name="P29"/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60"><draw:control text:anchor-type="as-char" draw:z-index="4" draw:name="Vorm37" draw:style-name="gr1" draw:text-style-name="P95" svg:width="0.35cm" svg:height="0.35cm" draw:control="control5"/></text:span></text:span></text:p>
          </table:table-cell>
          <table:table-cell table:style-name="_33_._5f_Installatie_5f_afronden.C12" office:value-type="string">
            <text:p text:style-name="P66"><text:span text:style-name="Strong_20_Emphasis"><text:span text:style-name="T43">Complete the installation: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3" office:value-type="string">
            <text:p text:style-name="P70"><text:span text:style-name="Strong_20_Emphasis"><text:span text:style-name="T55">P</text:span></text:span><text:span text:style-name="Strong_20_Emphasis"><text:span text:style-name="T43">ress the</text:span></text:span><text:span text:style-name="Strong_20_Emphasis"><text:span text:style-name="T42"> </text:span></text:span><text:span text:style-name="Strong_20_Emphasis"><text:span text:style-name="T34">Super</text:span></text:span><text:span text:style-name="Strong_20_Emphasis"><text:span text:style-name="T43"> key, type </text:span></text:span><text:span text:style-name="Strong_20_Emphasis"><text:span text:style-name="T70">menu</text:span></text:span><text:span text:style-name="Strong_20_Emphasis"><text:span text:style-name="T43"> and click the </text:span></text:span><text:span text:style-name="Strong_20_Emphasis"><text:span text:style-name="T113">Install</text:span></text:span><text:span text:style-name="Strong_20_Emphasis"><text:span text:style-name="T114">ation</text:span></text:span><text:span text:style-name="Strong_20_Emphasis"><text:span text:style-name="T113"> menu</text:span></text:span><text:span text:style-name="Strong_20_Emphasis"><text:span text:style-name="T43"> icon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><text:span text:style-name="Strong_20_Emphasis"><text:span text:style-name="T29"/></text:span></text:p>
          </table:table-cell>
          <table:table-cell table:style-name="_33_._5f_Installatie_5f_afronden.C14" office:value-type="string">
            <text:p text:style-name="P67"><text:span text:style-name="Strong_20_Emphasis"><text:span text:style-name="T40">Se</text:span></text:span><text:span text:style-name="Strong_20_Emphasis"><text:span text:style-name="T50">lect</text:span></text:span><text:span text:style-name="Strong_20_Emphasis"><text:span text:style-name="T40"> </text:span></text:span><text:span text:style-name="Strong_20_Emphasis"><text:span text:style-name="T77">3</text:span></text:span><text:span text:style-name="Strong_20_Emphasis"><text:span text:style-name="T76"> - </text:span></text:span><text:span text:style-name="Strong_20_Emphasis"><text:span text:style-name="T78">Finish installatio</text:span></text:span><text:span text:style-name="Strong_20_Emphasis"><text:span text:style-name="T79">n</text:span></text:span><text:span text:style-name="Strong_20_Emphasis"><text:span text:style-name="T39">.</text:span></text:span></text:p>
          </table:table-cell>
        </table:table-row>
        <table:table-row>
          <table:table-cell table:style-name="_33_._5f_Installatie_5f_afronden.A1" office:value-type="string">
            <text:p text:style-name="P80"/>
          </table:table-cell>
          <table:table-cell table:style-name="_33_._5f_Installatie_5f_afronden.A1" office:value-type="string">
            <text:p text:style-name="P80"/>
          </table:table-cell>
          <table:table-cell table:style-name="_33_._5f_Installatie_5f_afronden.C15" office:value-type="string">
            <text:p text:style-name="P56"><text:span text:style-name="Strong_20_Emphasis"><text:span text:style-name="T38">Follow the instructions on the screen.</text:span></text:span></text:p>
          </table:table-cell>
        </table:table-row>
      </table:table>
      <text:p text:style-name="P47"><text:span text:style-name="Strong_20_Emphasis"><text:span text:style-name="T23"><text:tab/></text:span></text:span></text:p>
      <text:p text:style-name="P48"><text:span text:style-name="Strong_20_Emphasis"><text:span text:style-name="T41"/></text:span></text:p>
      <text:p text:style-name="P49"><text:span text:style-name="Strong_20_Emphasis"><text:span text:style-name="T38"/></text:span></text:p>
      <text:list xml:id="list101537686232284" text:continue-numbering="true" text:style-name="L1">
        <text:list-item>
          <text:p text:style-name="P94"><text:span text:style-name="Strong_20_Emphasis"><text:span text:style-name="T16">P</text:span></text:span><text:span text:style-name="Strong_20_Emphasis"><text:span text:style-name="T197">rovision user</text:span></text:span></text:p>
        </text:list-item>
      </text:list>
      <text:p text:style-name="P17"/>
      <table:table table:name="Tabel2" table:style-name="Tabel2">
        <table:table-column table:style-name="Tabel2.A"/>
        <table:table-column table:style-name="Tabel2.B" table:number-columns-repeated="2"/>
        <table:table-column table:style-name="Tabel2.D"/>
        <table:table-row>
          <table:table-cell table:style-name="Tabel2.A1" office:value-type="string">
            <text:p text:style-name="P82"/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8" draw:name="Vorm40_0" draw:style-name="gr1" draw:text-style-name="P95" svg:width="0.35cm" svg:height="0.35cm" draw:control="control9"/></text:span></text:span></text:p>
          </table:table-cell>
          <table:table-cell table:style-name="Tabel2.A1" office:value-type="string">
            <text:p text:style-name="P82"><text:span text:style-name="Strong_20_Emphasis"><text:span text:style-name="T60"><draw:control text:anchor-type="as-char" draw:z-index="16" draw:name="Vorm40_ 1" draw:style-name="gr1" draw:text-style-name="P95" svg:width="0.35cm" svg:height="0.35cm" draw:control="control17"/></text:span></text:span></text:p>
          </table:table-cell>
          <table:table-cell table:style-name="Tabel2.D1" office:value-type="string">
            <text:p text:style-name="P20"><text:span text:style-name="Strong_20_Emphasis"><text:span text:style-name="T24">Log in as</text:span></text:span><text:span text:style-name="Strong_20_Emphasis"><text:span text:style-name="T23"> </text:span></text:span><text:span text:style-name="Definition"><text:span text:style-name="T10">USER</text:span></text:span><text:span text:style-name="Strong_20_Emphasis"><text:span text:style-name="T44"><text:note text:id="ftn10" text:note-class="footnote"><text:note-citation>1</text:note-citation><text:note-body><text:p text:style-name="P63"><text:span text:style-name="User_20_Entry"><text:span text:style-name="T107">Login any additional </text:span></text:span><text:span text:style-name="Definition"><text:span text:style-name="T247">USER</text:span></text:span><text:span text:style-name="User_20_Entry"><text:span text:style-name="T106">s </text:span></text:span><text:span text:style-name="User_20_Entry"><text:span text:style-name="T107">and follow the same steps.</text:span></text:span></text:p></text:note-body></text:note></text:span></text:span><text:span text:style-name="Strong_20_Emphasis"><text:span text:style-name="T23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2"><text:span text:style-name="Strong_20_Emphasis"><text:span text:style-name="T87"><draw:control text:anchor-type="as-char" draw:z-index="21" draw:name="Vorm4_ 2" draw:style-name="gr1" draw:text-style-name="P95" svg:width="0.35cm" svg:height="0.35cm" draw:control="control22"/></text:span></text:span></text:p>
          </table:table-cell>
          <table:table-cell table:style-name="Tabel2.D2" office:value-type="string">
            <text:p text:style-name="P30"><text:span text:style-name="Strong_20_Emphasis"><text:span text:style-name="T121">Follow the instructions on the </text:span></text:span><text:span text:style-name="Strong_20_Emphasis"><text:span text:style-name="T122">welcome screens</text:span></text:span><text:span text:style-name="Strong_20_Emphasis"><text:span text:style-name="T121">.</text:span></text:span></text:p>
          </table:table-cell>
        </table:table-row>
        <table:table-row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A1" office:value-type="string">
            <text:p text:style-name="P40"/>
          </table:table-cell>
          <table:table-cell table:style-name="Tabel2.D2" office:value-type="string">
            <text:p text:style-name="P31"/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0" draw:name="Vorm40_2" draw:style-name="gr1" draw:text-style-name="P95" svg:width="0.35cm" svg:height="0.35cm" draw:control="control11"/></text:span></text:span></text:p>
          </table:table-cell>
          <table:table-cell table:style-name="Tabel2.A1" office:value-type="string">
            <text:p text:style-name="P83"><text:span text:style-name="Strong_20_Emphasis"><text:span text:style-name="T60"><draw:control text:anchor-type="as-char" draw:z-index="17" draw:name="Vorm40_ 2" draw:style-name="gr1" draw:text-style-name="P95" svg:width="0.35cm" svg:height="0.35cm" draw:control="control18"/></text:span></text:span></text:p>
          </table:table-cell>
          <table:table-cell table:style-name="Tabel2.D5" office:value-type="string">
            <text:p text:style-name="P22"><text:span text:style-name="Strong_20_Emphasis"><text:span text:style-name="T45">Set up the </text:span></text:span><text:span text:style-name="Strong_20_Emphasis"><text:span text:style-name="T57">user</text:span></text:span><text:span text:style-name="Strong_20_Emphasis"><text:span text:style-name="T45">:</text:span></text:span></text:p>
          </table:table-cell>
        </table:table-row>
        <table:table-row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A1" office:value-type="string">
            <text:p text:style-name="P83"/>
          </table:table-cell>
          <table:table-cell table:style-name="Tabel2.D6" office:value-type="string">
            <text:p text:style-name="P25"><text:span text:style-name="Strong_20_Emphasis"><text:span text:style-name="T56">P</text:span></text:span><text:span text:style-name="Strong_20_Emphasis"><text:span text:style-name="T45">ress the </text:span></text:span><text:span text:style-name="Strong_20_Emphasis"><text:span text:style-name="T34">Super</text:span></text:span><text:span text:style-name="Strong_20_Emphasis"><text:span text:style-name="T45"> key</text:span></text:span><text:span text:style-name="Strong_20_Emphasis"><text:span text:style-name="T22"><text:note text:id="ftn11" text:note-class="footnote"><text:note-citation>2</text:note-citation><text:note-body><text:p text:style-name="P2">The <text:span text:style-name="T246">Super</text:span> key is the Windows key, Command key (Apple), or Magnifier key<text:span text:style-name="T164"> </text:span><text:span text:style-name="T165">(Chromebook)</text:span><text:span text:style-name="T164">.</text:span></text:p></text:note-body></text:note></text:span></text:span><text:span text:style-name="Strong_20_Emphasis"><text:span text:style-name="T45">, type </text:span></text:span><text:span text:style-name="Strong_20_Emphasis"><text:span text:style-name="T71">menu</text:span></text:span><text:span text:style-name="Strong_20_Emphasis"><text:span text:style-name="T45"> and click on the </text:span></text:span><text:span text:style-name="Strong_20_Emphasis"><text:span text:style-name="T115">Install</text:span></text:span><text:span text:style-name="Strong_20_Emphasis"><text:span text:style-name="T116">ation</text:span></text:span><text:span text:style-name="Strong_20_Emphasis"><text:span text:style-name="T115"> menu</text:span></text:span><text:span text:style-name="Strong_20_Emphasis"><text:span text:style-name="T45"> icon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7" office:value-type="string">
            <text:p text:style-name="P23"><text:span text:style-name="Strong_20_Emphasis"><text:span text:style-name="T51">Select</text:span></text:span><text:span text:style-name="Strong_20_Emphasis"><text:span text:style-name="T40"> </text:span></text:span><text:span text:style-name="Strong_20_Emphasis"><text:span text:style-name="T77">4 - </text:span></text:span><text:span text:style-name="Strong_20_Emphasis"><text:span text:style-name="T67">Provision user</text:span></text:span><text:span text:style-name="Strong_20_Emphasis"><text:span text:style-name="T39">.</text:span></text:span></text:p>
          </table:table-cell>
        </table:table-row>
        <table:table-row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A1" office:value-type="string">
            <text:p text:style-name="P41"/>
          </table:table-cell>
          <table:table-cell table:style-name="Tabel2.D8" office:value-type="string">
            <text:p text:style-name="P57"><text:span text:style-name="Strong_20_Emphasis"><text:span text:style-name="T38">Follow the instructions on the screen.</text:span></text:span></text:p>
          </table:table-cell>
        </table:table-row>
      </table:table>
      <text:p text:style-name="P32"/>
      <text:p text:style-name="P33"/>
      <text:p text:style-name="P44"><text:span text:style-name="T181">End of checklist,</text:span><text:span text:style-name="T182"> </text:span><text:span text:style-name="Strong_20_Emphasis"><text:span text:style-name="T130"><text:user-field-get text:name="Distro">Ubuntu</text:user-field-get></text:span></text:span><text:span text:style-name="T180"><text:s/></text:span><text:span text:style-name="T179"><text:user-field-get text:name="Version">22.04</text:user-field-get></text:span><text:span text:style-name="Strong_20_Emphasis"><text:span text:style-name="T131"><text:s/></text:span></text:span><text:span text:style-name="Strong_20_Emphasis"><text:span text:style-name="T134">LTS</text:span></text:span><text:span text:style-name="T108"> </text:span><text:span text:style-name="Strong_20_Emphasis"><text:span text:style-name="T83"><text:user-field-get text:name="Edition">Desktop</text:user-field-get></text:span></text:span><text:span text:style-name="Strong_20_Emphasis"><text:span text:style-name="T83"><text:s/></text:span></text:span><text:span text:style-name="T181">installation is complete.</text:span></text:p>
      <text:p text:style-name="P18"/>
      <text:p text:style-name="P11"><text:span text:style-name="Emphasis"><text:span text:style-name="T200">Written</text:span></text:span><text:span text:style-name="Emphasis"><text:span text:style-name="T198"> </text:span></text:span><text:span text:style-name="Emphasis"><text:span text:style-name="T200">by</text:span></text:span><text:span text:style-name="Emphasis"><text:span text:style-name="T198"> </text:span></text:span><text:a xlink:type="simple" xlink:href="mailto:info@karelzimmer.nl?subject=Checklist%20installatie%20Linux" text:style-name="Internet_20_link" text:visited-style-name="Visited_20_Internet_20_Link"><text:span text:style-name="Emphasis"><text:span text:style-name="T199">Karel Zimmer</text:span></text:span></text:a><text:span text:style-name="Emphasis"><text:span text:style-name="T198">, </text:span></text:span><text:a xlink:type="simple" xlink:href="https://creativecommons.org/publicdomain/zero/1.0" text:style-name="Internet_20_link" text:visited-style-name="Visited_20_Internet_20_Link"><text:span text:style-name="Emphasis"><text:span text:style-name="T201">CC0 1.0 Universal</text:span></text:span></text:a><text:span text:style-name="Emphasis"><text:span text:style-name="T198">, </text:span></text:span><text:span text:style-name="Strong_20_Emphasis"><text:span text:style-name="T38"><text:user-field-get style:data-style-name="N0" text:name="Releaseyear">2022</text:user-field-get></text:span></text:span><text:span text:style-name="Strong_20_Emphasis"><text:span text:style-name="T38">-</text:span></text:span><text:span text:style-name="Strong_20_Emphasis"><text:span text:style-name="T38"><text:date style:data-style-name="N10111" text:date-value="2023-05-13T10:11:41.587769854" text:fixed="true">2023</text:date></text:span></text:span><text:span text:style-name="Emphasis"><text:span text:style-name="T202">.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Arial1" svg:font-family="Arial" style:font-adornments="Standaard" style:font-family-generic="swiss" style:font-pitch="variable"/>
    <style:font-face style:name="Bitstream Vera Sans" svg:font-family="'Bitstream Vera Sans'" style:font-family-generic="swiss" style:font-pitch="variable"/>
    <style:font-face style:name="C059" svg:font-family="C059" style:font-adornments="Roman"/>
    <style:font-face style:name="Courier New" svg:font-family="'Courier New'" style:font-family-generic="modern" style:font-pitch="fixed"/>
    <style:font-face style:name="DejaVu Sans" svg:font-family="'DejaVu Sans'" style:font-family-generic="swiss" style:font-pitch="variable"/>
    <style:font-face style:name="DejaVu Sans Mono" svg:font-family="'DejaVu Sans Mono'" style:font-family-generic="modern" style:font-pitch="fixed"/>
    <style:font-face style:name="DejaVu Sans1" svg:font-family="'DejaVu Sans'" style:font-family-generic="system" style:font-pitch="variable"/>
    <style:font-face style:name="DejaVuSans" svg:font-family="DejaVuSans" style:font-family-generic="system" style:font-pitch="variable"/>
    <style:font-face style:name="HG Mincho Light J" svg:font-family="'HG Mincho Light J'" style:font-pitch="variable"/>
    <style:font-face style:name="Liberation Mono" svg:font-family="'Liberation Mono'" style:font-family-generic="modern" style:font-pitch="fixed"/>
    <style:font-face style:name="Liberation Mono1" svg:font-family="'Liberation Mono'" style:font-adornments="Standaard" style:font-family-generic="modern" style:font-pitch="fixed"/>
    <style:font-face style:name="Liberation Sans" svg:font-family="'Liberation Sans'" style:font-family-generic="swiss" style:font-pitch="variable"/>
    <style:font-face style:name="Liberation Sans1" svg:font-family="'Liberation Sans'" style:font-adornments="Standaard" style:font-family-generic="swiss" style:font-pitch="variable"/>
    <style:font-face style:name="Liberation Sans2" svg:font-family="'Liberation Sans'" style:font-adornments="Vet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wiss"/>
    <style:font-face style:name="Lohit Devanagari1" svg:font-family="'Lohit Devanagari'" style:font-family-generic="system" style:font-pitch="variable"/>
    <style:font-face style:name="Lucida Sans Unicode" svg:font-family="'Lucida Sans Unicode'" style:font-pitch="variable"/>
    <style:font-face style:name="Lucidasans" svg:font-family="Lucidasans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OpenSymbol" svg:font-family="OpenSymbol" style:font-charset="x-symbol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imes New Roman" svg:font-family="'Times New Roman'" style:font-family-generic="roman" style:font-pitch="variable"/>
    <style:font-face style:name="Ubuntu" svg:font-family="Ubuntu"/>
    <style:font-face style:name="Ubuntu1" svg:font-family="Ubuntu" style:font-pitch="variable"/>
    <style:font-face style:name="Ubuntu2" svg:font-family="Ubuntu" style:font-adornments="Cursief" style:font-pitch="variable"/>
    <style:font-face style:name="Ubuntu3" svg:font-family="Ubuntu" style:font-adornments="Standaard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9cm" style:writing-mode="lr-tb"/>
      <style:text-properties style:use-window-font-color="true" loext:opacity="0%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shadow="none" style:text-autospace="ideograph-alpha" style:punctuation-wrap="hanging" style:line-break="strict" style:writing-mode="lr-tb">
        <style:tab-stops/>
      </style:paragraph-properties>
      <style:text-properties fo:color="#000000" loext:opacity="100%" style:font-name="Liberation Sans1" fo:font-family="'Liberation Sans'" style:font-style-name="Standaard" style:font-family-generic="swiss" style:font-pitch="variable" fo:font-size="12pt" style:font-name-asian="HG Mincho Light J" style:font-family-asian="'HG Mincho Light J'" style:font-pitch-asian="variable" style:font-size-asian="10pt" style:language-asian="nl" style:country-asian="NL" style:font-name-complex="Arial Unicode MS" style:font-family-complex="'Arial Unicode MS'" style:font-family-generic-complex="swiss" style:font-pitch-complex="variable" style:font-size-complex="12pt" style:language-complex="nl" style:country-complex="NL" fo:hyphenate="false" fo:hyphenation-remain-char-count="2" fo:hyphenation-push-char-count="2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499cm" style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Lucida Sans Unicode" style:font-family-asian="'Lucida Sans Unicode'" style:font-pitch-asian="variable" style:font-size-asian="14pt" style:font-name-complex="Tahoma1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Ubuntu3" fo:font-family="Ubuntu" style:font-style-name="Standaard" style:font-pitch="variable" fo:font-size="12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Standaard" style:font-family-generic="swiss" style:font-pitch="variable" fo:font-size="12pt"/>
    </style:style>
    <style:style style:name="Table_20_Contents" style:display-name="Table Contents" style:family="paragraph" style:parent-style-name="Text_20_body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Title" style:family="paragraph" style:parent-style-name="Standard" style:class="chapter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WW-Inhoud_20_tabel" style:display-name="WW-Inhoud tabel" style:family="paragraph" style:parent-style-name="Text_20_body">
      <style:paragraph-properties text:number-lines="false" text:line-number="0"/>
    </style:style>
    <style:style style:name="WW-Tabelkop" style:family="paragraph" style:parent-style-name="WW-Inhoud_20_tabel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WW-Bijschrift" style:family="paragraph" style:parent-style-name="Standard">
      <style:paragraph-properties fo:margin-top="0.212cm" fo:margin-bottom="0.212cm" style:contextual-spacing="false" text:number-lines="false" text:line-number="0"/>
      <style:text-properties fo:font-size="10pt" fo:font-style="italic" style:font-size-asian="10pt" style:font-style-asian="italic" style:font-name-complex="Tahoma" style:font-family-complex="Tahoma" style:font-size-complex="10pt" style:font-style-complex="italic"/>
    </style:style>
    <style:style style:name="WW-Index" style:family="paragraph" style:parent-style-name="Standard">
      <style:paragraph-properties text:number-lines="false" text:line-number="0"/>
      <style:text-properties style:font-name-complex="Tahoma" style:font-family-complex="Tahoma"/>
    </style:style>
    <style:style style:name="WW-Inhoud_20_tabel1" style:display-name="WW-Inhoud tabel1" style:family="paragraph" style:parent-style-name="Text_20_body">
      <style:paragraph-properties text:number-lines="false" text:line-number="0"/>
    </style:style>
    <style:style style:name="WW-Tabelkop1" style:family="paragraph" style:parent-style-name="WW-Inhoud_20_tabel1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text-properties style:font-name="Times New Roman" fo:font-family="'Times New Roman'" style:font-family-generic="roman" style:font-pitch="variable" fo:font-size="24pt" fo:font-weight="bold" style:font-name-asian="DejaVuSans" style:font-family-asian="DejaVuSans" style:font-family-generic-asian="system" style:font-pitch-asian="variable" style:font-size-asian="24pt" style:font-weight-asian="bold" style:font-name-complex="Lucidasans" style:font-family-complex="Lucidasans" style:font-family-generic-complex="system" style:font-pitch-complex="variable" style:font-size-complex="2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text-properties style:font-name="Times New Roman" fo:font-family="'Times New Roman'" style:font-family-generic="roman" style:font-pitch="variable" fo:font-size="18pt" fo:font-weight="bold" style:font-name-asian="DejaVu Sans1" style:font-family-asian="'DejaVu Sans'" style:font-family-generic-asian="system" style:font-pitch-asian="variable" style:font-size-asian="18pt" style:font-weight-asian="bold" style:font-name-complex="DejaVu Sans1" style:font-family-complex="'DejaVu Sans'" style:font-family-generic-complex="system" style:font-pitch-complex="variable" style:font-size-complex="18pt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style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margin-top="0cm" fo:margin-bottom="0cm" style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wiss" style:font-size-complex="12pt" style:font-style-complex="italic"/>
    </style:style>
    <style:style style:name="Footnote_20_Symbol" style:display-name="Footnote Symbol" style:family="text"/>
    <style:style style:name="Numbering_20_Symbols" style:display-name="Numbering Symbols" style:family="text">
      <style:text-properties fo:color="#000000" loext:opacity="100%" style:font-name="Ubuntu3" fo:font-family="Ubuntu" style:font-style-name="Standaard" style:font-pitch="variable" fo:font-size="12pt" fo:font-style="normal" fo:font-weight="bold" style:font-size-asian="10.5pt" style:font-weight-asian="bold" style:font-size-complex="12pt" style:font-weight-complex="bold"/>
    </style:style>
    <style:style style:name="Bullet_20_Symbols" style:display-name="Bullet Symbols" style:family="text">
      <style:text-properties style:font-name="StarSymbol" fo:font-family="StarSymbol" style:font-charset="x-symbol" fo:font-size="12pt" style:font-name-asian="StarSymbol" style:font-family-asian="StarSymbol" style:font-charset-asian="x-symbol" style:font-size-asian="10.5pt" style:font-name-complex="StarSymbol" style:font-family-complex="StarSymbol" style:font-charset-complex="x-symbol" style:font-size-complex="12pt"/>
    </style:style>
    <style:style style:name="Internet_20_link" style:display-name="Internet link" style:family="text">
      <style:text-properties fo:color="#000080" loext:opacity="100%" style:font-name="Liberation Sans1" fo:font-family="'Liberation Sans'" style:font-style-name="Standaard" style:font-family-generic="swiss" style:font-pitch="variable" fo:font-size="12pt" style:text-underline-style="solid" style:text-underline-width="auto" style:text-underline-color="font-color" style:font-size-asian="10.5pt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ndnote_20_Symbol" style:display-name="Endnote Symbol" style:family="text"/>
    <style:style style:name="Line_20_numbering" style:display-name="Line numbering" style:family="text"/>
    <style:style style:name="User_20_Entry" style:display-name="User Entry" style:family="text">
      <style:text-properties style:font-name="Liberation Mono1" fo:font-family="'Liberation Mono'" style:font-style-name="Standaard" style:font-family-generic="modern" style:font-pitch="fixed" fo:font-size="11pt" style:text-underline-style="none" fo:background-color="transparent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Emphasis" style:family="text">
      <style:text-properties fo:color="#000000" loext:opacity="100%" style:font-name="Ubuntu2" fo:font-family="Ubuntu" style:font-style-name="Cursief" style:font-pitch="variable" fo:font-size="12pt" fo:font-style="normal" style:text-underline-style="solid" style:text-underline-width="bold" style:text-underline-color="font-color" fo:background-color="transparent" style:font-size-asian="10.5pt" style:font-style-asian="italic" style:font-style-complex="italic" loext:padding="0cm" loext:border="none" loext:shadow="none"/>
    </style:style>
    <style:style style:name="Caption_20_characters" style:display-name="Caption characters" style:family="text"/>
    <style:style style:name="Definition" style:family="text">
      <style:text-properties fo:text-transform="lowercase" fo:color="#000000" loext:opacity="100%" style:text-line-through-style="none" style:text-line-through-type="none" style:font-name="Liberation Sans1" fo:font-family="'Liberation Sans'" style:font-style-name="Standaard" style:font-family-generic="swiss" style:font-pitch="variable" fo:font-size="12pt" fo:font-style="normal" style:text-underline-style="solid" style:text-underline-width="auto" style:text-underline-color="font-color" fo:font-weight="normal" style:text-blinking="false" style:font-size-asian="10.5pt" style:text-overline-style="none" style:text-overline-color="font-color"/>
    </style:style>
    <style:style style:name="Exampl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Strong_20_Emphasis" style:display-name="Strong Emphasis" style:family="text">
      <style:text-properties style:font-name="Liberation Sans2" fo:font-family="'Liberation Sans'" style:font-style-name="Vet" style:font-family-generic="swiss" style:font-pitch="variable" fo:font-size="12pt" fo:font-weight="bold" fo:background-color="transparent" style:font-weight-asian="bold" style:font-weight-complex="bold"/>
    </style:style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Citation" style:family="text">
      <style:text-properties style:font-name="Ubuntu3" fo:font-family="Ubuntu" style:font-style-name="Standaard" style:font-pitch="variable" fo:font-size="12pt" fo:font-style="normal" fo:background-color="transparent" style:font-style-asian="italic" style:font-style-complex="italic" loext:padding="0.049cm" loext:border="0.99pt solid #000000" loext:shadow="none"/>
    </style:style>
    <style:style style:name="naamloos1" style:family="text" style:parent-style-name="Example">
      <style:text-properties fo:color="#4c4c4c" loext:opacity="100%" style:font-name="Ubuntu3" fo:font-family="Ubuntu" style:font-style-name="Standaard" style:font-pitch="variabl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/>
      </text:outline-level-style>
      <text:outline-level-style text:level="2" loext:num-list-format="%2%" style:num-format="">
        <style:list-level-properties/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/>
      </text:outline-level-style>
      <text:outline-level-style text:level="5" loext:num-list-format="%5%" style:num-format="">
        <style:list-level-properties/>
      </text:outline-level-style>
      <text:outline-level-style text:level="6" loext:num-list-format="%6%" style:num-format="">
        <style:list-level-properties/>
      </text:outline-level-style>
      <text:outline-level-style text:level="7" loext:num-list-format="%7%" style:num-format="">
        <style:list-level-properties/>
      </text:outline-level-style>
      <text:outline-level-style text:level="8" loext:num-list-format="%8%" style:num-format="">
        <style:list-level-properties/>
      </text:outline-level-style>
      <text:outline-level-style text:level="9" loext:num-list-format="%9%" style:num-format="">
        <style:list-level-properties/>
      </text:outline-level-style>
      <text:outline-level-style text:level="10" loext:num-list-format="%10%" style:num-format="">
        <style:list-level-properties/>
      </text:outline-level-style>
    </text:outline-style>
    <text:list-style style:name="WW8Num1">
      <text:list-level-style-number text:level="1" loext:num-list-format=" %1% " style:num-prefix=" " style:num-suffix=" " style:num-format="1">
        <style:list-level-properties/>
      </text:list-level-style-number>
      <text:list-level-style-number text:level="2" loext:num-list-format="%1%.%2%." style:num-suffix="." style:num-format="1" text:display-levels="2">
        <style:list-level-properties text:space-before="0.501cm" text:min-label-width="0.499cm"/>
      </text:list-level-style-number>
      <text:list-level-style-number text:level="3" loext:num-list-format=" %1%.%2%.%3% " style:num-prefix=" " style:num-suffix=" " style:num-format="1" text:display-levels="3">
        <style:list-level-properties text:space-before="1cm" text:min-label-width="1cm"/>
      </text:list-level-style-number>
      <text:list-level-style-number text:level="4" loext:num-list-format=" %1%.%2%.%3%.%4% " style:num-prefix=" " style:num-suffix=" " style:num-format="1" text:display-levels="4">
        <style:list-level-properties text:space-before="1.501cm" text:min-label-width="1.499cm"/>
      </text:list-level-style-number>
      <text:list-level-style-number text:level="5" loext:num-list-format=" %1%.%2%.%3%.%4%.%5% " style:num-prefix=" " style:num-suffix=" " style:num-format="1" text:display-levels="5">
        <style:list-level-properties text:space-before="2.001cm" text:min-label-width="2cm"/>
      </text:list-level-style-number>
      <text:list-level-style-number text:level="6" loext:num-list-format=" %1%.%2%.%3%.%4%.%5%.%6% " style:num-prefix=" " style:num-suffix=" " style:num-format="1" text:display-levels="6">
        <style:list-level-properties text:space-before="2.502cm" text:min-label-width="2.499cm"/>
      </text:list-level-style-number>
      <text:list-level-style-number text:level="7" loext:num-list-format=" %1%.%2%.%3%.%4%.%5%.%6%.%7% " style:num-prefix=" " style:num-suffix=" " style:num-format="1" text:display-levels="7">
        <style:list-level-properties text:space-before="3.001cm" text:min-label-width="0.499cm"/>
      </text:list-level-style-number>
      <text:list-level-style-number text:level="8" loext:num-list-format=" %1%.%2%.%3%.%4%.%5%.%6%.%7%.%8% " style:num-prefix=" " style:num-suffix=" " style:num-format="1" text:display-levels="8">
        <style:list-level-properties text:space-before="3.502cm" text:min-label-width="0.499cm"/>
      </text:list-level-style-number>
      <text:list-level-style-number text:level="9" loext:num-list-format=" %1%.%2%.%3%.%4%.%5%.%6%.%7%.%8%.%9% " style:num-prefix=" " style:num-suffix=" " style:num-format="1" text:display-levels="9">
        <style:list-level-properties text:space-before="4.001cm" text:min-label-width="0.499cm"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list-style style:name="WW8Num2">
      <text:list-level-style-number text:level="1" loext:num-list-format="%1%" style:num-format="">
        <style:list-level-properties/>
      </text:list-level-style-number>
      <text:list-level-style-number text:level="2" loext:num-list-format="%2%" style:num-format="">
        <style:list-level-properties/>
      </text:list-level-style-number>
      <text:list-level-style-number text:level="3" loext:num-list-format="%3%" style:num-format="">
        <style:list-level-properties/>
      </text:list-level-style-number>
      <text:list-level-style-number text:level="4" loext:num-list-format="%4%" style:num-format="">
        <style:list-level-properties/>
      </text:list-level-style-number>
      <text:list-level-style-number text:level="5" loext:num-list-format="%5%" style:num-format="">
        <style:list-level-properties/>
      </text:list-level-style-number>
      <text:list-level-style-number text:level="6" loext:num-list-format="%6%" style:num-format="">
        <style:list-level-properties/>
      </text:list-level-style-number>
      <text:list-level-style-number text:level="7" loext:num-list-format="%7%" style:num-format="">
        <style:list-level-properties/>
      </text:list-level-style-number>
      <text:list-level-style-number text:level="8" loext:num-list-format="%8%" style:num-format="">
        <style:list-level-properties/>
      </text:list-level-style-number>
      <text:list-level-style-number text:level="9" loext:num-list-format="%9%" style:num-format="">
        <style:list-level-properties/>
      </text:list-level-style-number>
      <text:list-level-style-number text:level="10" loext:num-list-format="%10%." style:num-suffix="." style:num-format="1">
        <style:list-level-properties text:space-before="4.502cm" text:min-label-width="0.499cm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page"/>
    <text:notes-configuration text:note-class="endnote" text:citation-style-name="Endnote_20_Symbol" text:citation-body-style-name="Endnote_20_anchor" text:master-page-name="Endnote" style:num-format="1" text:start-value="0"/>
    <text:linenumbering-configuration text:style-name="Line_20_numbering" text:number-lines="false" text:offset="0.499cm" style:num-format="1" text:number-position="left" text:increment="5"/>
    <number:date-style style:name="N10111" number:language="en" number:country="GB">
      <number:year number:style="long"/>
    </number:date-style>
    <number:date-style style:name="N20107" number:language="nl" number:country="NL">
      <number:year number:style="long"/>
    </number:date-style>
  </office:styles>
  <office:automatic-styles>
    <style:style style:name="MP1" style:family="paragraph" style:parent-style-name="Footer">
      <style:text-properties fo:language="en" fo:country="GB"/>
    </style:style>
    <style:style style:name="MT1" style:family="text">
      <style:text-properties style:font-name="Liberation Sans" fo:font-size="12pt" style:font-size-asian="12pt" style:font-size-complex="12pt"/>
    </style:style>
    <style:style style:name="MT2" style:family="text">
      <style:text-properties style:font-name="Ubuntu1" fo:font-size="11pt" style:font-size-asian="11pt" style:font-size-complex="11pt"/>
    </style:style>
    <style:style style:name="MT3" style:family="text">
      <style:text-properties style:language-asian="nl" style:country-asian="NL"/>
    </style:style>
    <style:style style:name="MT4" style:family="text">
      <style:text-properties officeooo:rsid="0f57e617"/>
    </style:style>
    <style:style style:name="MT5" style:family="text">
      <style:text-properties officeooo:rsid="02f99a6c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fo:border="none" fo:padding="0cm" style:shadow="none" style:writing-mode="lr-tb" style:layout-grid-color="#c0c0c0" style:layout-grid-lines="40" style:layout-grid-base-height="0.494cm" style:layout-grid-ruby-height="0.141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.998cm" fo:margin-left="0cm" fo:margin-right="0cm" fo:margin-bottom="0.499cm" fo:border-top="none" fo:border-bottom="0.06pt solid #000000" fo:border-left="none" fo:border-right="none" fo:padding="0.049cm" style:shadow="none" style:dynamic-spacing="true"/>
      </style:header-style>
      <style:footer-style>
        <style:header-footer-properties fo:min-height="0.998cm" fo:margin-left="0cm" fo:margin-right="0cm" fo:margin-top="0.499cm" fo:border-top="0.06pt solid #000000" fo:border-bottom="none" fo:border-left="none" fo:border-right="none" fo:padding="0.051cm" style:shadow="none" style:dynamic-spacing="true"/>
      </style:footer-style>
    </style:page-layout>
    <style:page-layout style:name="Mpm2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  <number:date-style style:name="N36" number:automatic-order="true">
      <number:day number:style="long"/>
      <number:text>-</number:text>
      <number:month number:style="long"/>
      <number:text>-</number:text>
      <number:year number:style="long"/>
    </number:date-style>
  </office:automatic-styles>
  <office:master-styles>
    <style:master-page style:name="Standard" style:page-layout-name="Mpm1" draw:style-name="Mdp1">
      <style:header>
        <text:p text:style-name="MP1"><text:span text:style-name="MT1"><text:file-name text:display="name">Checklist-installation-Ubuntu-desktop</text:file-name></text:span><text:span text:style-name="MT2"><text:tab/><text:tab/></text:span><text:span text:style-name="MT1"><text:date style:data-style-name="N36" text:date-value="2023-08-14T10:15:37.280782079">14/08/2023</text:date></text:span></text:p>
      </style:header>
      <style:footer>
        <text:p text:style-name="MP1"><text:span text:style-name="MT3">Karel Zimmer</text:span><text:tab/><text:tab/><text:span text:style-name="MT4">Page</text:span><text:span text:style-name="MT5"> </text:span><text:page-number style:num-format="1" text:select-page="current">4</text:page-number><text:s/><text:span text:style-name="MT5">van </text:span><text:page-count style:num-format="1">4</text:page-count></text:p>
      </style:footer>
    </style:master-page>
    <style:master-page style:name="HTML" style:page-layout-name="Mpm2" draw:style-name="Mdp1"/>
    <style:master-page style:name="Endnote" style:page-layout-name="Mpm3" draw:style-name="Mdp1"/>
    <style:master-page style:name="Footnote" style:page-layout-name="Mpm4" draw:style-name="Mdp1"/>
    <style:master-page style:name="First_20_Page" style:display-name="First Page" style:page-layout-name="Mpm5" draw:style-name="Mdp1" style:next-style-name="Standard"/>
    <style:master-page style:name="Index" style:page-layout-name="Mpm5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dc:subject>Installatie PC software</dc:subject>
    <meta:initial-creator>Karel Zimmer</meta:initial-creator>
    <meta:creation-date>1995-11-21T17:41:00</meta:creation-date>
    <dc:date>2023-08-14T10:15:37.117800532</dc:date>
    <meta:keyword>Installatie</meta:keyword>
    <meta:keyword>Checklist</meta:keyword>
    <meta:keyword>Linux</meta:keyword>
    <meta:editing-cycles>6769</meta:editing-cycles>
    <meta:editing-duration>P11DT21H13M</meta:editing-duration>
    <dc:creator>Karel Zimmer</dc:creator>
    <meta:printed-by>Karel Zimmer</meta:printed-by>
    <meta:print-date>2023-08-13T09:05:13.063696636</meta:print-date>
    <meta:document-statistic meta:table-count="4" meta:image-count="0" meta:object-count="0" meta:page-count="4" meta:paragraph-count="86" meta:word-count="635" meta:character-count="3883" meta:non-whitespace-character-count="3290"/>
    <meta:user-defined meta:name="Info 1"/>
    <meta:user-defined meta:name="Info 2"/>
    <meta:user-defined meta:name="Info 3"/>
    <meta:user-defined meta:name="Info 4"/>
  </office:meta>
</office:document-meta>
</file>